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5" svg:font-family="Arial, sans-serif"/>
    <style:font-face style:name="Mangal1" svg:font-family="Mangal"/>
    <style:font-face style:name="arial1" svg:font-family="arial, sans-serif"/>
    <style:font-face style:name="Arial6" svg:font-family="Arial" style:font-family-generic="swiss"/>
    <style:font-face style:name="arial" svg:font-family="arial" style:font-family-generic="swiss"/>
    <style:font-face style:name="Arial4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3" svg:font-family="Arial" style:font-adornments="Negrito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7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pt" fo:country="BR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" fo:font-size="12pt" fo:language="pt" fo:country="BR" fo:font-weight="bold" officeooo:rsid="002505c7" officeooo:paragraph-rsid="002505c7" style:font-size-asian="12pt" style:language-asian="en" style:country-asian="US" style:font-weight-asian="bold" style:font-name-complex="Arial7" style:font-size-complex="12pt" style:language-complex="ar" style:country-complex="SA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" fo:language="pt" fo:country="BR" officeooo:rsid="0024cff8" officeooo:paragraph-rsid="0024cff8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" fo:language="pt" fo:country="BR" officeooo:rsid="0018dcc8" officeooo:paragraph-rsid="0014f7c9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" fo:language="pt" fo:country="BR" fo:font-weight="bold" officeooo:rsid="0018dcc8" officeooo:paragraph-rsid="0014f7c9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" fo:language="pt" fo:country="BR" fo:font-weight="normal" officeooo:rsid="0018dcc8" officeooo:paragraph-rsid="0014f7c9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" fo:language="pt" fo:country="BR" fo:font-weight="normal" officeooo:rsid="0018dcc8" officeooo:paragraph-rsid="0014f7c9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" fo:language="pt" fo:country="BR" fo:font-weight="normal" officeooo:rsid="0024cff8" officeooo:paragraph-rsid="0024cff8" style:font-weight-asian="normal" style:font-weight-complex="normal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Arial" fo:language="pt" fo:country="BR" officeooo:rsid="001636ea" officeooo:paragraph-rsid="0014f7c9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language="pt" fo:country="BR" officeooo:paragraph-rsid="0014f7c9"/>
    </style:style>
    <style:style style:name="P11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" fo:language="pt" fo:country="BR" officeooo:rsid="0024cff8" officeooo:paragraph-rsid="0024cff8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" fo:language="pt" fo:country="BR" fo:font-weight="bold" officeooo:rsid="0024cff8" officeooo:paragraph-rsid="0024cff8" style:font-weight-asian="bold" style:font-weight-complex="bold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" fo:language="pt" fo:country="BR" officeooo:rsid="001636ea" officeooo:paragraph-rsid="0014f7c9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reak-before="page" fo:background-color="transparent"/>
      <style:text-properties style:font-name="Arial" fo:language="pt" fo:country="BR" officeooo:rsid="0024cff8" officeooo:paragraph-rsid="0024cff8"/>
    </style:style>
    <style:style style:name="P15" style:family="paragraph" style:parent-style-name="Figure">
      <style:paragraph-properties fo:margin-left="0cm" fo:margin-right="0cm" fo:line-height="150%" fo:text-align="center" style:justify-single-word="false" fo:text-indent="0cm" style:auto-text-indent="false" fo:break-before="page"/>
      <style:text-properties fo:color="#000000" style:font-name="Arial4" fo:font-size="12pt" fo:language="pt" fo:country="BR" fo:font-style="normal" fo:font-weight="bold" officeooo:paragraph-rsid="0017cdb5" style:font-size-asian="12pt" style:language-asian="pt" style:country-asian="BR" style:font-style-asian="normal" style:font-weight-asian="bold" style:font-name-complex="Arial7" style:font-size-complex="12pt" style:language-complex="ar" style:country-complex="SA" style:font-style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4" fo:font-size="12pt" fo:language="pt" fo:country="BR" fo:font-weight="bold" officeooo:rsid="00307208" officeooo:paragraph-rsid="0014f7c9" style:letter-kerning="true" style:font-name-asian="SimSun" style:font-size-asian="12pt" style:language-asian="zh" style:country-asian="CN" style:font-weight-asian="bold" style:font-name-complex="Arial7" style:font-size-complex="12pt" style:language-complex="hi" style:country-complex="IN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4" fo:font-size="12pt" fo:language="pt" fo:country="BR" fo:font-weight="bold" officeooo:rsid="00275b99" officeooo:paragraph-rsid="00275b99" style:font-size-asian="12pt" style:language-asian="en" style:country-asian="US" style:font-weight-asian="bold" style:font-name-complex="Arial7" style:font-size-complex="12pt" style:language-complex="ar" style:country-complex="SA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4" fo:font-size="12pt" fo:language="pt" fo:country="BR" fo:font-weight="normal" officeooo:rsid="00260317" officeooo:paragraph-rsid="00260317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4" fo:font-size="12pt" fo:language="pt" fo:country="BR" fo:font-weight="normal" officeooo:rsid="00275b99" officeooo:paragraph-rsid="00275b99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4" fo:font-size="12pt" fo:language="pt" fo:country="BR" officeooo:paragraph-rsid="0014f7c9" style:font-size-asian="12pt" style:language-asian="en" style:country-asian="US" style:font-name-complex="Arial7" style:font-size-complex="12pt" style:language-complex="ar" style:country-complex="SA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4" fo:font-size="12pt" fo:language="pt" fo:country="BR" fo:font-style="normal" fo:font-weight="normal" officeooo:rsid="004634d4" officeooo:paragraph-rsid="004634d4" fo:background-color="transparent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4" fo:font-size="12pt" fo:language="pt" fo:country="BR" fo:font-style="normal" fo:font-weight="normal" officeooo:rsid="001dcf56" officeooo:paragraph-rsid="004634d4" fo:background-color="transparent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4" fo:font-size="12pt" fo:language="pt" fo:country="BR" fo:font-style="normal" fo:font-weight="normal" officeooo:rsid="00421411" officeooo:paragraph-rsid="004748ea" fo:background-color="transparent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4" fo:font-size="12pt" fo:language="pt" fo:country="BR" fo:font-style="normal" fo:font-weight="normal" officeooo:rsid="00483d8d" officeooo:paragraph-rsid="00421411" fo:background-color="transparent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4" fo:font-size="12pt" fo:language="pt" fo:country="BR" fo:font-style="normal" fo:font-weight="normal" officeooo:rsid="0048ba5f" officeooo:paragraph-rsid="00483d8d" fo:background-color="transparent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4" fo:font-size="12pt" fo:language="pt" fo:country="BR" fo:font-style="normal" fo:font-weight="bold" officeooo:rsid="0048ba5f" officeooo:paragraph-rsid="00483d8d" fo:background-color="transparent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4" fo:font-size="12pt" fo:language="pt" fo:country="BR" fo:font-style="normal" fo:font-weight="bold" officeooo:rsid="004634d4" officeooo:paragraph-rsid="0048ba5f" fo:background-color="transparent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4" fo:font-size="12pt" fo:language="pt" fo:country="BR" fo:font-style="normal" fo:font-weight="bold" officeooo:rsid="004634d4" officeooo:paragraph-rsid="004634d4" fo:background-color="#ffff00" style:font-size-asian="10.5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4" fo:font-size="12pt" fo:language="pt" fo:country="BR" fo:font-style="normal" fo:font-weight="bold" officeooo:rsid="004a4214" officeooo:paragraph-rsid="004a4214" fo:background-color="#ffff00" style:font-size-asian="10.5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4" fo:font-size="12pt" fo:language="pt" fo:country="BR" fo:font-style="normal" fo:font-weight="bold" officeooo:rsid="004634d4" officeooo:paragraph-rsid="004634d4" fo:background-color="#ffff00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bold" officeooo:rsid="00275b99" officeooo:paragraph-rsid="0025c4d3" style:font-size-asian="12pt" style:language-asian="en" style:country-asian="US" style:font-weight-asian="bold" style:font-name-complex="Arial7" style:font-size-complex="12pt" style:language-complex="ar" style:country-complex="SA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officeooo:paragraph-rsid="00169e86" style:font-size-asian="12pt" style:language-asian="en" style:country-asian="US" style:font-name-complex="Arial7" style:font-size-complex="12pt" style:language-complex="ar" style:country-complex="SA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officeooo:paragraph-rsid="0025c4d3" style:font-size-asian="12pt" style:language-asian="en" style:country-asian="US" style:font-name-complex="Arial7" style:font-size-complex="12pt" style:language-complex="ar" style:country-complex="SA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ff0000" style:font-name="Arial4" fo:font-size="12pt" fo:language="pt" fo:country="BR" fo:font-style="normal" fo:font-weight="bold" officeooo:rsid="00307208" officeooo:paragraph-rsid="0014f7c9" style:letter-kerning="true" style:font-name-asian="SimSun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>
        <style:tab-stops>
          <style:tab-stop style:position="2cm"/>
          <style:tab-stop style:position="15.503cm"/>
        </style:tab-stops>
      </style:paragraph-properties>
      <style:text-properties fo:language="pt" fo:country="BR" officeooo:paragraph-rsid="0014f7c9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>
        <style:tab-stops>
          <style:tab-stop style:position="2cm"/>
          <style:tab-stop style:position="15.503cm"/>
        </style:tab-stops>
      </style:paragraph-properties>
      <style:text-properties fo:language="pt" fo:country="BR" officeooo:paragraph-rsid="00407c8f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>
        <style:tab-stops>
          <style:tab-stop style:position="2cm"/>
          <style:tab-stop style:position="15.503cm"/>
        </style:tab-stops>
      </style:paragraph-properties>
      <style:text-properties fo:language="pt" fo:country="BR" officeooo:paragraph-rsid="002bdb4f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2bdb4f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421411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6377c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 style:writing-mode="lr-tb"/>
      <style:text-properties style:font-name="Arial4" fo:font-size="12pt" fo:language="pt" fo:country="BR" fo:font-weight="bold" officeooo:rsid="00307208" officeooo:paragraph-rsid="0014f7c9" style:letter-kerning="true" style:font-name-asian="SimSun" style:font-size-asian="12pt" style:language-asian="zh" style:country-asian="CN" style:font-weight-asian="bold" style:font-name-complex="Arial7" style:font-size-complex="12pt" style:language-complex="hi" style:country-complex="IN" style:font-weight-complex="bold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4" fo:font-size="12pt" fo:language="pt" fo:country="BR" fo:font-weight="bold" officeooo:rsid="00260317" officeooo:paragraph-rsid="00260317" style:font-size-asian="12pt" style:language-asian="en" style:country-asian="US" style:font-weight-asian="bold" style:font-name-complex="Arial7" style:font-size-complex="12pt" style:language-complex="ar" style:country-complex="SA" style:font-weight-complex="bold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4" fo:font-size="12pt" fo:language="pt" fo:country="BR" fo:font-weight="normal" officeooo:rsid="00260317" officeooo:paragraph-rsid="00260317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P44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4" fo:font-size="12pt" fo:language="pt" fo:country="BR" fo:font-style="normal" fo:font-weight="normal" officeooo:rsid="00382bf9" officeooo:paragraph-rsid="003a3ee6" style:letter-kerning="true" fo:background-color="#ffffff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45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4" fo:font-size="12pt" fo:language="pt" fo:country="BR" fo:font-style="normal" fo:font-weight="normal" officeooo:rsid="00382bf9" officeooo:paragraph-rsid="002d2659" style:letter-kerning="true" fo:background-color="#ffffff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46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4" fo:font-size="12pt" fo:language="pt" fo:country="BR" fo:font-style="normal" fo:font-weight="normal" officeooo:rsid="00382bf9" officeooo:paragraph-rsid="004ecffe" style:letter-kerning="true" fo:background-color="#ffffff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47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3a3ee6"/>
    </style:style>
    <style:style style:name="P48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3d0d7a"/>
    </style:style>
    <style:style style:name="P49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2d2659"/>
    </style:style>
    <style:style style:name="P50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variant="normal" fo:text-transform="none" fo:color="#222222" style:font-name="Arial5" fo:font-size="12pt" fo:letter-spacing="normal" fo:language="pt" fo:country="BR" fo:font-style="normal" fo:font-weight="normal" officeooo:rsid="00382bf9" officeooo:paragraph-rsid="003a3ee6" style:letter-kerning="true" fo:background-color="#ffffff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51" style:family="paragraph" style:parent-style-name="Text_20_body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4" fo:font-size="12pt" fo:language="pt" fo:country="BR" fo:font-style="normal" fo:font-weight="normal" officeooo:rsid="00536a0f" officeooo:paragraph-rsid="00536a0f" style:letter-kerning="true" fo:background-color="#ffffff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52" style:family="paragraph" style:parent-style-name="Standard">
      <style:paragraph-properties fo:margin-left="0cm" fo:margin-right="0cm" fo:margin-top="0cm" fo:margin-bottom="0.423cm" loext:contextual-spacing="false" fo:line-height="115%" fo:text-indent="0cm" style:auto-text-indent="false"/>
      <style:text-properties style:font-name="arial" officeooo:paragraph-rsid="005a00c6"/>
    </style:style>
    <style:style style:name="P53" style:family="paragraph" style:parent-style-name="Standard">
      <style:paragraph-properties fo:margin-left="0cm" fo:margin-right="0cm" fo:margin-top="0cm" fo:margin-bottom="0.423cm" loext:contextual-spacing="false" fo:line-height="115%" fo:text-indent="0cm" style:auto-text-indent="false"/>
      <style:text-properties fo:font-variant="normal" fo:text-transform="none" fo:color="#000000" style:font-name="Arial5" fo:font-size="12pt" fo:letter-spacing="normal" fo:font-style="normal" fo:font-weight="normal" officeooo:paragraph-rsid="005d58c0" style:font-size-asian="12pt" style:font-size-complex="12pt"/>
    </style:style>
    <style:style style:name="P54" style:family="paragraph" style:parent-style-name="Standard" style:master-page-name="">
      <loext:graphic-properties draw:fill="none"/>
      <style:paragraph-properties fo:margin-left="7.999cm" fo:margin-right="0cm" fo:line-height="150%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" fo:language="pt" fo:country="BR" fo:font-weight="normal" officeooo:rsid="0018dcc8" officeooo:paragraph-rsid="0014f7c9" style:font-weight-asian="normal" style:font-weight-complex="normal"/>
    </style:style>
    <style:style style:name="P5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" fo:language="pt" fo:country="BR" officeooo:rsid="001636ea" officeooo:paragraph-rsid="0014f7c9"/>
    </style:style>
    <style:style style:name="P5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" fo:language="pt" fo:country="BR" fo:font-weight="bold" officeooo:rsid="001636ea" officeooo:paragraph-rsid="0014f7c9" style:font-weight-asian="bold" style:font-weight-complex="bold"/>
    </style:style>
    <style:style style:name="P57" style:family="paragraph" style:parent-style-name="Standard">
      <style:paragraph-properties fo:margin-top="0cm" fo:margin-bottom="0cm" loext:contextual-spacing="false" fo:line-height="150%" fo:text-align="justify" style:justify-single-word="false" style:writing-mode="lr-tb"/>
      <style:text-properties style:font-name="Arial" fo:font-size="12pt" fo:language="pt" fo:country="BR" fo:font-weight="bold" officeooo:rsid="0025c4d3" officeooo:paragraph-rsid="0025c4d3" style:font-size-asian="12pt" style:language-asian="en" style:country-asian="US" style:font-weight-asian="bold" style:font-name-complex="Arial7" style:font-size-complex="12pt" style:language-complex="ar" style:country-complex="SA"/>
    </style:style>
    <style:style style:name="P58" style:family="paragraph" style:parent-style-name="Standard">
      <style:paragraph-properties fo:line-height="150%" fo:text-align="justify" style:justify-single-word="false" style:writing-mode="lr-tb"/>
    </style:style>
    <style:style style:name="P59" style:family="paragraph" style:parent-style-name="Standard">
      <style:paragraph-properties fo:line-height="150%" fo:text-align="justify" style:justify-single-word="false" style:writing-mode="lr-tb"/>
      <style:text-properties officeooo:paragraph-rsid="0030549e"/>
    </style:style>
    <style:style style:name="P60" style:family="paragraph" style:parent-style-name="Bibliography_20_1">
      <style:paragraph-properties fo:line-height="115%"/>
      <style:text-properties officeooo:paragraph-rsid="002d2659"/>
    </style:style>
    <style:style style:name="P61" style:family="paragraph" style:parent-style-name="Bibliography_20_1">
      <style:paragraph-properties fo:line-height="115%"/>
      <style:text-properties fo:font-variant="normal" fo:text-transform="none" fo:color="#000000" style:font-name="Arial5" fo:font-size="12pt" fo:letter-spacing="normal" fo:font-style="normal" fo:font-weight="normal" officeooo:paragraph-rsid="002d2659" style:font-size-asian="12pt" style:font-size-complex="12pt"/>
    </style:style>
    <style:style style:name="P62" style:family="paragraph" style:parent-style-name="Standard" style:master-page-name="">
      <loext:graphic-properties draw:fill="none"/>
      <style:paragraph-properties fo:margin-left="7.9cm" fo:margin-right="0cm" fo:line-height="100%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officeooo:paragraph-rsid="0043eb0d"/>
    </style:style>
    <style:style style:name="P63" style:family="paragraph" style:parent-style-name="Text_20_body">
      <style:paragraph-properties fo:text-align="justify" style:justify-single-word="false"/>
      <style:text-properties fo:color="#000000" style:font-name="Arial4" fo:font-size="12pt" fo:language="pt" fo:country="BR" fo:font-style="normal" fo:font-weight="normal" officeooo:rsid="00382bf9" officeooo:paragraph-rsid="00536a0f" style:letter-kerning="true" fo:background-color="#ffffff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-0.101cm" fo:margin-right="0cm" fo:margin-top="0cm" fo:margin-bottom="0cm" loext:contextual-spacing="false" fo:line-height="150%" fo:text-align="justify" style:justify-single-word="false" fo:orphans="2" fo:widows="2" fo:text-indent="-1.101cm" style:auto-text-indent="false" style:page-number="auto" fo:background-color="transparent" style:writing-mode="lr-tb">
        <style:tab-stops>
          <style:tab-stop style:position="0.187cm"/>
        </style:tab-stops>
      </style:paragraph-properties>
      <style:text-properties style:font-name="Arial" fo:font-size="12pt" fo:language="pt" fo:country="BR" officeooo:paragraph-rsid="0025c4d3" style:font-size-asian="12pt" style:language-asian="en" style:country-asian="US" style:font-name-complex="Arial7" style:font-size-complex="12pt" style:language-complex="ar" style:country-complex="SA"/>
    </style:style>
    <style:style style:name="P65" style:family="paragraph" style:parent-style-name="Standard">
      <style:paragraph-properties fo:line-height="150%" fo:text-align="justify" style:justify-single-word="false"/>
      <style:text-properties officeooo:paragraph-rsid="006377cd"/>
    </style:style>
    <style:style style:name="P66" style:family="paragraph" style:parent-style-name="Standard">
      <style:text-properties officeooo:paragraph-rsid="006377cd"/>
    </style:style>
    <style:style style:name="P67" style:family="paragraph" style:parent-style-name="Standard">
      <style:text-properties officeooo:paragraph-rsid="00642e20"/>
    </style:style>
    <style:style style:name="P6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0" style:family="paragraph" style:parent-style-name="Contents_20_Heading">
      <style:paragraph-properties fo:break-before="page"/>
    </style:style>
    <style:style style:name="P71" style:family="paragraph" style:parent-style-name="Contents_20_Heading">
      <style:paragraph-properties fo:text-align="center" style:justify-single-word="false" fo:break-before="page"/>
    </style:style>
    <style:style style:name="P72" style:family="paragraph" style:parent-style-name="Heading_20_1" style:master-page-name="Right_20_Page">
      <style:paragraph-properties style:page-number="15"/>
    </style:style>
    <style:style style:name="P73" style:family="paragraph" style:parent-style-name="Standard">
      <style:text-properties style:font-name="Arial4" fo:font-size="12pt" fo:language="pt" fo:country="BR" fo:font-style="normal" fo:font-weight="normal" officeooo:rsid="00517821" fo:background-color="transparent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74" style:family="paragraph" style:parent-style-name="Standard">
      <style:text-properties style:font-name="Arial4" fo:font-size="12pt" fo:language="pt" fo:country="BR" fo:font-style="normal" fo:font-weight="normal" officeooo:rsid="0048ba5f" fo:background-color="transparent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75" style:family="paragraph" style:parent-style-name="Standard">
      <style:text-properties fo:font-weight="normal" officeooo:rsid="00517821" style:font-weight-asian="normal" style:font-weight-complex="normal"/>
    </style:style>
    <style:style style:name="P76" style:family="paragraph" style:parent-style-name="Standard" style:list-style-name="L1" style:master-page-name="">
      <loext:graphic-properties draw:fill="none"/>
      <style:paragraph-properties fo:margin-left="2.101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25c4d3"/>
    </style:style>
    <style:style style:name="P77" style:family="paragraph" style:parent-style-name="Standard" style:list-style-name="L1">
      <loext:graphic-properties draw:fill="none"/>
      <style:paragraph-properties fo:margin-left="2.101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Arial" fo:font-size="12pt" fo:language="pt" fo:country="BR" fo:font-weight="normal" officeooo:rsid="0025c4d3" officeooo:paragraph-rsid="0025c4d3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P78" style:family="paragraph" style:parent-style-name="Standard" style:list-style-name="L1">
      <loext:graphic-properties draw:fill="none"/>
      <style:paragraph-properties fo:margin-left="2.101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Arial" fo:font-size="12pt" fo:language="pt" fo:country="BR" fo:font-weight="normal" officeooo:rsid="0061aa43" officeooo:paragraph-rsid="0061aa43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P79" style:family="paragraph" style:parent-style-name="Standard" style:list-style-name="L1">
      <loext:graphic-properties draw:fill="none"/>
      <style:paragraph-properties fo:margin-left="2.101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officeooo:paragraph-rsid="0025c4d3"/>
    </style:style>
    <style:style style:name="P80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reak-before="page" fo:background-color="transparent">
        <style:tab-stops/>
      </style:paragraph-properties>
      <style:text-properties fo:language="pt" fo:country="BR" officeooo:paragraph-rsid="0014f7c9"/>
    </style:style>
    <style:style style:name="P81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>
        <style:tab-stops/>
      </style:paragraph-properties>
      <style:text-properties fo:language="pt" fo:country="BR" officeooo:paragraph-rsid="0014f7c9"/>
    </style:style>
    <style:style style:name="P8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="Arial4" fo:font-size="12pt" fo:language="pt" fo:country="BR" fo:font-style="italic" fo:font-weight="normal" officeooo:rsid="000d384e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2" style:family="text">
      <style:text-properties style:font-name="Arial4" fo:font-size="12pt" fo:language="pt" fo:country="BR" fo:font-style="italic" fo:font-weight="normal" officeooo:rsid="000e41a3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3" style:family="text">
      <style:text-properties style:font-name="Arial4" fo:font-size="12pt" fo:language="pt" fo:country="BR" fo:font-style="italic" fo:font-weight="normal" officeooo:rsid="0050fe17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4" style:family="text">
      <style:text-properties style:font-name="Arial4" fo:font-size="12pt" fo:language="pt" fo:country="BR" fo:font-style="italic" fo:font-weight="normal" officeooo:rsid="00517821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5" style:family="text">
      <style:text-properties style:font-name="Arial4" fo:font-size="12pt" fo:language="pt" fo:country="BR" fo:font-style="italic" fo:font-weight="normal" officeooo:rsid="0056cde0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6" style:family="text">
      <style:text-properties style:font-name="Arial4" fo:font-size="12pt" fo:language="pt" fo:country="BR" fo:font-style="italic" fo:font-weight="normal" officeooo:rsid="00131a0d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7" style:family="text">
      <style:text-properties style:font-name="Arial4" fo:font-size="12pt" fo:language="pt" fo:country="BR" fo:font-style="italic" fo:font-weight="normal" officeooo:rsid="00246da0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8" style:family="text">
      <style:text-properties style:font-name="Arial4" fo:font-size="12pt" fo:language="pt" fo:country="BR" fo:font-style="italic" fo:font-weight="normal" officeooo:rsid="0029ef1b" fo:background-color="transparent" loext:char-shading-value="0" style:font-size-asian="10.5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9" style:family="text">
      <style:text-properties style:font-name="Arial4" fo:font-size="12pt" fo:language="pt" fo:country="BR" fo:font-style="italic" fo:font-weight="normal" officeooo:rsid="0026b94f" fo:background-color="transparent" loext:char-shading-value="0" style:font-size-asian="10.5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10" style:family="text">
      <style:text-properties style:font-name="Arial4" fo:font-size="12pt" fo:language="pt" fo:country="BR" fo:font-style="italic" fo:font-weight="normal" officeooo:rsid="001bb47a" fo:background-color="transparent" loext:char-shading-value="0" style:font-size-asian="10.5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11" style:family="text">
      <style:text-properties style:font-name="Arial4" fo:font-size="12pt" fo:language="pt" fo:country="BR" fo:font-style="italic" fo:font-weight="normal" officeooo:rsid="001c7f99" fo:background-color="transparent" loext:char-shading-value="0" style:font-size-asian="10.5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12" style:family="text">
      <style:text-properties style:font-name="Arial4" fo:font-size="12pt" fo:language="pt" fo:country="BR" fo:font-style="italic" officeooo:rsid="0048ba5f" fo:background-color="transparent" loext:char-shading-value="0" style:font-size-asian="12pt" style:language-asian="en" style:country-asian="US" style:font-style-asian="italic" style:font-name-complex="Arial7" style:font-size-complex="12pt" style:language-complex="ar" style:country-complex="SA" style:font-style-complex="italic"/>
    </style:style>
    <style:style style:name="T13" style:family="text">
      <style:text-properties style:font-name="Arial4" fo:font-size="12pt" fo:language="pt" fo:country="BR" fo:font-weight="normal" officeooo:rsid="00275b99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4" style:family="text">
      <style:text-properties style:font-name="Arial4" fo:font-size="12pt" fo:language="pt" fo:country="BR" fo:font-weight="normal" officeooo:rsid="002b6a12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5" style:family="text">
      <style:text-properties style:font-name="Arial4" fo:font-size="12pt" fo:language="pt" fo:country="BR" fo:font-weight="normal" officeooo:rsid="0061fed8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6" style:family="text">
      <style:text-properties style:font-name="Arial4" fo:font-size="12pt" fo:language="pt" fo:country="BR" fo:font-weight="normal" officeooo:rsid="002bdb4f" style:letter-kerning="true" style:font-name-asian="SimSun" style:font-size-asian="12pt" style:language-asian="zh" style:country-asian="CN" style:font-weight-asian="normal" style:font-name-complex="Arial7" style:font-size-complex="12pt" style:language-complex="hi" style:country-complex="IN" style:font-weight-complex="normal"/>
    </style:style>
    <style:style style:name="T17" style:family="text">
      <style:text-properties style:font-name="Arial4" fo:font-size="12pt" fo:language="pt" fo:country="BR" fo:font-weight="normal" officeooo:rsid="000d384e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8" style:family="text">
      <style:text-properties style:font-name="Arial4" fo:font-size="12pt" fo:language="pt" fo:country="BR" fo:font-weight="normal" officeooo:rsid="002b6a12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9" style:family="text">
      <style:text-properties style:font-name="Arial4" fo:font-size="12pt" fo:language="pt" fo:country="BR" fo:font-weight="normal" officeooo:rsid="000e41a3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20" style:family="text">
      <style:text-properties style:font-name="Arial4" fo:font-size="12pt" fo:language="pt" fo:country="BR" fo:font-weight="normal" officeooo:rsid="003e6ce3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21" style:family="text">
      <style:text-properties style:font-name="Arial4" fo:font-size="12pt" fo:language="pt" fo:country="BR" fo:font-weight="normal" officeooo:rsid="00440421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22" style:family="text">
      <style:text-properties style:font-name="Arial4" fo:font-size="12pt" fo:language="pt" fo:country="BR" fo:font-style="normal" fo:font-weight="normal" officeooo:rsid="000e41a3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23" style:family="text">
      <style:text-properties style:font-name="Arial4" fo:font-size="12pt" fo:language="pt" fo:country="BR" fo:font-style="normal" fo:font-weight="normal" officeooo:rsid="0050fe17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24" style:family="text">
      <style:text-properties style:font-name="Arial4" fo:font-size="12pt" fo:language="pt" fo:country="BR" fo:font-style="normal" fo:font-weight="normal" officeooo:rsid="00517821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25" style:family="text">
      <style:text-properties style:font-name="Arial4" fo:font-size="12pt" fo:language="pt" fo:country="BR" fo:font-style="normal" fo:font-weight="normal" officeooo:rsid="0056cde0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26" style:family="text">
      <style:text-properties style:font-name="Arial4" fo:font-size="12pt" fo:language="pt" fo:country="BR" fo:font-style="normal" fo:font-weight="normal" officeooo:rsid="0058154e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27" style:family="text">
      <style:text-properties style:font-name="Arial4" fo:font-size="12pt" fo:language="pt" fo:country="BR" fo:font-style="normal" fo:font-weight="normal" officeooo:rsid="005b91cd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28" style:family="text">
      <style:text-properties style:font-name="Arial4" fo:font-size="12pt" fo:language="pt" fo:country="BR" fo:font-style="normal" fo:font-weight="normal" officeooo:rsid="005d58c0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29" style:family="text">
      <style:text-properties style:font-name="Arial4" fo:font-size="12pt" fo:language="pt" fo:country="BR" fo:font-style="normal" fo:font-weight="normal" officeooo:rsid="005d7efb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0" style:family="text">
      <style:text-properties style:font-name="Arial4" fo:font-size="12pt" fo:language="pt" fo:country="BR" fo:font-style="normal" fo:font-weight="normal" officeooo:rsid="005eb0fe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1" style:family="text">
      <style:text-properties style:font-name="Arial4" fo:font-size="12pt" fo:language="pt" fo:country="BR" fo:font-style="normal" fo:font-weight="normal" officeooo:rsid="005f8a26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2" style:family="text">
      <style:text-properties style:font-name="Arial4" fo:font-size="12pt" fo:language="pt" fo:country="BR" fo:font-style="normal" fo:font-weight="normal" officeooo:rsid="00131a0d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3" style:family="text">
      <style:text-properties style:font-name="Arial4" fo:font-size="12pt" fo:language="pt" fo:country="BR" fo:font-style="normal" fo:font-weight="normal" officeooo:rsid="00392a9c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4" style:family="text">
      <style:text-properties style:font-name="Arial4" fo:font-size="12pt" fo:language="pt" fo:country="BR" fo:font-style="normal" fo:font-weight="normal" officeooo:rsid="002d2659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5" style:family="text">
      <style:text-properties style:font-name="Arial4" fo:font-size="12pt" fo:language="pt" fo:country="BR" fo:font-style="normal" fo:font-weight="normal" officeooo:rsid="00143658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6" style:family="text">
      <style:text-properties style:font-name="Arial4" fo:font-size="12pt" fo:language="pt" fo:country="BR" fo:font-style="normal" fo:font-weight="normal" officeooo:rsid="00330e12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7" style:family="text">
      <style:text-properties style:font-name="Arial4" fo:font-size="12pt" fo:language="pt" fo:country="BR" fo:font-style="normal" fo:font-weight="normal" officeooo:rsid="00184000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8" style:family="text">
      <style:text-properties style:font-name="Arial4" fo:font-size="12pt" fo:language="pt" fo:country="BR" fo:font-style="normal" fo:font-weight="normal" officeooo:rsid="0014b421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9" style:family="text">
      <style:text-properties style:font-name="Arial4" fo:font-size="12pt" fo:language="pt" fo:country="BR" fo:font-style="normal" fo:font-weight="normal" officeooo:rsid="0018f4ad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0" style:family="text">
      <style:text-properties style:font-name="Arial4" fo:font-size="12pt" fo:language="pt" fo:country="BR" fo:font-style="normal" fo:font-weight="normal" officeooo:rsid="001a37b7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1" style:family="text">
      <style:text-properties style:font-name="Arial4" fo:font-size="12pt" fo:language="pt" fo:country="BR" fo:font-style="normal" fo:font-weight="normal" officeooo:rsid="00225216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2" style:family="text">
      <style:text-properties style:font-name="Arial4" fo:font-size="12pt" fo:language="pt" fo:country="BR" fo:font-style="normal" fo:font-weight="normal" officeooo:rsid="002b8b82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3" style:family="text">
      <style:text-properties style:font-name="Arial4" fo:font-size="12pt" fo:language="pt" fo:country="BR" fo:font-style="normal" fo:font-weight="normal" officeooo:rsid="00246da0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4" style:family="text">
      <style:text-properties style:font-name="Arial4" fo:font-size="12pt" fo:language="pt" fo:country="BR" fo:font-style="normal" fo:font-weight="normal" officeooo:rsid="003e6ce3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5" style:family="text">
      <style:text-properties style:font-name="Arial4" fo:font-size="12pt" fo:language="pt" fo:country="BR" fo:font-style="normal" fo:font-weight="normal" officeooo:rsid="00440421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6" style:family="text">
      <style:text-properties style:font-name="Arial4" fo:font-size="12pt" fo:language="pt" fo:country="BR" fo:font-style="normal" fo:font-weight="normal" officeooo:rsid="0026b94f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7" style:family="text">
      <style:text-properties style:font-name="Arial4" fo:font-size="12pt" fo:language="pt" fo:country="BR" fo:font-style="normal" fo:font-weight="normal" officeooo:rsid="003a3ee6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8" style:family="text">
      <style:text-properties style:font-name="Arial4" fo:font-size="12pt" fo:language="pt" fo:country="BR" fo:font-style="normal" fo:font-weight="normal" officeooo:rsid="002f1cec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9" style:family="text">
      <style:text-properties style:font-name="Arial4" fo:font-size="12pt" fo:language="pt" fo:country="BR" fo:font-style="normal" fo:font-weight="normal" officeooo:rsid="00644ab5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0" style:family="text">
      <style:text-properties style:font-name="Arial4" fo:font-size="12pt" fo:language="pt" fo:country="BR" fo:font-style="normal" fo:font-weight="normal" officeooo:rsid="0029425b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1" style:family="text">
      <style:text-properties style:font-name="Arial4" fo:font-size="12pt" fo:language="pt" fo:country="BR" fo:font-style="normal" fo:font-weight="normal" officeooo:rsid="002d2659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2" style:family="text">
      <style:text-properties style:font-name="Arial4" fo:font-size="12pt" fo:language="pt" fo:country="BR" fo:font-style="normal" fo:font-weight="normal" officeooo:rsid="0029ef1b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3" style:family="text">
      <style:text-properties style:font-name="Arial4" fo:font-size="12pt" fo:language="pt" fo:country="BR" fo:font-style="normal" fo:font-weight="normal" officeooo:rsid="002b7b8a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4" style:family="text">
      <style:text-properties style:font-name="Arial4" fo:font-size="12pt" fo:language="pt" fo:country="BR" fo:font-style="normal" fo:font-weight="normal" officeooo:rsid="0030549e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5" style:family="text">
      <style:text-properties style:font-name="Arial4" fo:font-size="12pt" fo:language="pt" fo:country="BR" fo:font-style="normal" fo:font-weight="normal" officeooo:rsid="00392a9c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6" style:family="text">
      <style:text-properties style:font-name="Arial4" fo:font-size="12pt" fo:language="pt" fo:country="BR" fo:font-style="normal" fo:font-weight="normal" officeooo:rsid="001dcf56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7" style:family="text">
      <style:text-properties style:font-name="Arial4" fo:font-size="12pt" fo:language="pt" fo:country="BR" fo:font-style="normal" fo:font-weight="normal" officeooo:rsid="0018f4ad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8" style:family="text">
      <style:text-properties style:font-name="Arial4" fo:font-size="12pt" fo:language="pt" fo:country="BR" fo:font-style="normal" fo:font-weight="normal" officeooo:rsid="002b6a12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9" style:family="text">
      <style:text-properties style:font-name="Arial4" fo:font-size="12pt" fo:language="pt" fo:country="BR" fo:font-style="normal" fo:font-weight="normal" officeooo:rsid="0026b94f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0" style:family="text">
      <style:text-properties style:font-name="Arial4" fo:font-size="12pt" fo:language="pt" fo:country="BR" fo:font-style="normal" fo:font-weight="normal" officeooo:rsid="00290ff3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1" style:family="text">
      <style:text-properties style:font-name="Arial4" fo:font-size="12pt" fo:language="pt" fo:country="BR" fo:font-style="normal" fo:font-weight="normal" officeooo:rsid="002b8b82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2" style:family="text">
      <style:text-properties style:font-name="Arial4" fo:font-size="12pt" fo:language="pt" fo:country="BR" fo:font-style="normal" fo:font-weight="normal" officeooo:rsid="00289d1e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3" style:family="text">
      <style:text-properties style:font-name="Arial4" fo:font-size="12pt" fo:language="pt" fo:country="BR" fo:font-style="normal" fo:font-weight="normal" officeooo:rsid="001b8646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4" style:family="text">
      <style:text-properties style:font-name="Arial4" fo:font-size="12pt" fo:language="pt" fo:country="BR" fo:font-style="normal" fo:font-weight="normal" officeooo:rsid="002f1cec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5" style:family="text">
      <style:text-properties style:font-name="Arial4" fo:font-size="12pt" fo:language="pt" fo:country="BR" fo:font-style="normal" fo:font-weight="normal" officeooo:rsid="001bb47a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6" style:family="text">
      <style:text-properties style:font-name="Arial4" fo:font-size="12pt" fo:language="pt" fo:country="BR" fo:font-style="normal" fo:font-weight="normal" officeooo:rsid="001c7f99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7" style:family="text">
      <style:text-properties style:font-name="Arial4" fo:font-size="12pt" fo:language="pt" fo:country="BR" fo:font-style="normal" fo:font-weight="bold" fo:background-color="transparent" loext:char-shading-value="0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T68" style:family="text">
      <style:text-properties style:font-name="Arial4" fo:font-size="12pt" fo:language="pt" fo:country="BR" fo:font-style="normal" fo:font-weight="bold" officeooo:rsid="004634d4" fo:background-color="transparent" loext:char-shading-value="0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T69" style:family="text">
      <style:text-properties style:font-name="Arial4" fo:font-size="12pt" fo:language="pt" fo:country="BR" fo:font-style="normal" fo:font-weight="bold" officeooo:rsid="0048ba5f" fo:background-color="transparent" loext:char-shading-value="0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T70" style:family="text">
      <style:text-properties style:font-name="Arial4" fo:font-size="12pt" fo:language="pt" fo:country="BR" fo:font-style="normal" fo:font-weight="bold" officeooo:rsid="004d2bb1" fo:background-color="transparent" loext:char-shading-value="0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T71" style:family="text">
      <style:text-properties style:font-name="Arial4" fo:font-size="12pt" fo:language="pt" fo:country="BR" fo:font-style="normal" fo:font-weight="bold" officeooo:rsid="004634d4" fo:background-color="#ffff00" loext:char-shading-value="0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T72" style:family="text">
      <style:text-properties style:font-name="Arial4" fo:font-size="12pt" fo:language="pt" fo:country="BR" fo:font-style="normal" officeooo:rsid="0048ba5f" fo:background-color="transparent" loext:char-shading-value="0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73" style:family="text">
      <style:text-properties style:font-name="Arial4" fo:font-size="12pt" fo:language="pt" fo:country="BR" fo:font-style="normal" officeooo:rsid="004d2bb1" fo:background-color="transparent" loext:char-shading-value="0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74" style:family="text">
      <style:text-properties style:font-name="Arial4" fo:font-size="12pt" fo:language="pt" fo:country="BR" fo:font-style="normal" officeooo:rsid="004ecffe" fo:background-color="transparent" loext:char-shading-value="0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75" style:family="text">
      <style:text-properties style:font-name="Arial4" fo:font-size="12pt" fo:language="pt" fo:country="BR" fo:font-style="normal" officeooo:rsid="00508203" fo:background-color="transparent" loext:char-shading-value="0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76" style:family="text">
      <style:text-properties style:font-name="Arial4" fo:font-size="12pt" fo:language="pt" fo:country="BR" fo:font-style="normal" officeooo:rsid="0053f2d4" fo:background-color="transparent" loext:char-shading-value="0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77" style:family="text">
      <style:text-properties style:font-name="Arial4" fo:font-size="12pt" fo:language="pt" fo:country="BR" fo:font-style="normal" officeooo:rsid="005eb0fe" fo:background-color="transparent" loext:char-shading-value="0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78" style:family="text">
      <style:text-properties style:font-name="Arial4" fo:font-size="12pt" fo:language="pt" fo:country="BR" fo:font-weight="bold" officeooo:rsid="00275b99" style:font-size-asian="12pt" style:language-asian="en" style:country-asian="US" style:font-weight-asian="bold" style:font-name-complex="Arial7" style:font-size-complex="12pt" style:language-complex="ar" style:country-complex="SA" style:font-weight-complex="bold"/>
    </style:style>
    <style:style style:name="T79" style:family="text">
      <style:text-properties style:font-name="Arial4" fo:font-size="12pt" style:font-size-asian="12pt" style:language-asian="en" style:country-asian="US" style:font-name-complex="Arial7" style:font-size-complex="12pt" style:language-complex="ar" style:country-complex="SA"/>
    </style:style>
    <style:style style:name="T80" style:family="text">
      <style:text-properties style:font-name="Arial4" fo:font-size="12pt" officeooo:rsid="00353171" style:font-size-asian="12pt" style:language-asian="en" style:country-asian="US" style:font-name-complex="Arial7" style:font-size-complex="12pt" style:language-complex="ar" style:country-complex="SA"/>
    </style:style>
    <style:style style:name="T81" style:family="text">
      <style:text-properties style:font-name="Arial4" fo:font-size="12pt" fo:font-weight="bold" style:font-size-asian="12pt" style:language-asian="en" style:country-asian="US" style:font-weight-asian="bold" style:font-name-complex="Arial7" style:font-size-complex="12pt" style:language-complex="ar" style:country-complex="SA"/>
    </style:style>
    <style:style style:name="T82" style:family="text">
      <style:text-properties style:font-name="Arial4" fo:font-size="12pt" fo:font-weight="bold" style:font-size-asian="12pt" style:language-asian="en" style:country-asian="US" style:font-weight-asian="bold" style:font-name-complex="Arial7" style:font-size-complex="12pt" style:language-complex="ar" style:country-complex="SA" style:font-weight-complex="bold"/>
    </style:style>
    <style:style style:name="T83" style:family="text">
      <style:text-properties style:font-name="Arial4" fo:font-size="12pt" fo:font-weight="bold" officeooo:rsid="00403820" style:font-size-asian="12pt" style:language-asian="en" style:country-asian="US" style:font-weight-asian="bold" style:font-name-complex="Arial7" style:font-size-complex="12pt" style:language-complex="ar" style:country-complex="SA" style:font-weight-complex="bold"/>
    </style:style>
    <style:style style:name="T84" style:family="text">
      <style:text-properties style:font-name="Arial4" fo:font-size="12pt" fo:font-weight="bold" officeooo:rsid="0036ddbf" style:font-size-asian="12pt" style:language-asian="en" style:country-asian="US" style:font-weight-asian="bold" style:font-name-complex="Arial7" style:font-size-complex="12pt" style:language-complex="ar" style:country-complex="SA" style:font-weight-complex="normal"/>
    </style:style>
    <style:style style:name="T85" style:family="text">
      <style:text-properties style:font-name="Arial4" fo:font-size="12pt" fo:font-weight="bold" officeooo:rsid="00407c8f" style:font-size-asian="12pt" style:language-asian="en" style:country-asian="US" style:font-weight-asian="bold" style:font-name-complex="Arial7" style:font-size-complex="12pt" style:language-complex="ar" style:country-complex="SA"/>
    </style:style>
    <style:style style:name="T86" style:family="text">
      <style:text-properties style:font-name="Arial4" fo:font-size="12pt" fo:font-weight="bold" officeooo:rsid="00353171" style:font-size-asian="12pt" style:language-asian="en" style:country-asian="US" style:font-weight-asian="bold" style:font-name-complex="Arial7" style:font-size-complex="12pt" style:language-complex="ar" style:country-complex="SA"/>
    </style:style>
    <style:style style:name="T87" style:family="text">
      <style:text-properties style:font-name="Arial4" fo:font-size="12pt" fo:font-weight="bold" officeooo:rsid="00403820" style:letter-kerning="true" style:font-name-asian="SimSun" style:font-size-asian="12pt" style:language-asian="en" style:country-asian="US" style:font-weight-asian="bold" style:font-name-complex="Arial7" style:font-size-complex="12pt" style:language-complex="ar" style:country-complex="SA" style:font-weight-complex="bold"/>
    </style:style>
    <style:style style:name="T88" style:family="text">
      <style:text-properties style:font-name="Arial4" fo:font-size="12pt" fo:font-style="italic" fo:font-weight="bold" style:font-size-asian="12pt" style:language-asian="en" style:country-asian="US" style:font-style-asian="italic" style:font-weight-asian="bold" style:font-name-complex="Arial7" style:font-size-complex="12pt" style:language-complex="ar" style:country-complex="SA"/>
    </style:style>
    <style:style style:name="T89" style:family="text">
      <style:text-properties style:font-name="Arial4" fo:font-size="12pt" fo:font-style="italic" fo:font-weight="bold" officeooo:rsid="002bdb4f" style:font-size-asian="12pt" style:language-asian="en" style:country-asian="US" style:font-style-asian="italic" style:font-weight-asian="bold" style:font-name-complex="Arial7" style:font-size-complex="12pt" style:language-complex="ar" style:country-complex="SA"/>
    </style:style>
    <style:style style:name="T90" style:family="text">
      <style:text-properties style:font-name="Arial4" fo:font-size="12pt" fo:font-style="italic" fo:font-weight="bold" officeooo:rsid="00407c8f" style:font-size-asian="12pt" style:language-asian="en" style:country-asian="US" style:font-style-asian="italic" style:font-weight-asian="bold" style:font-name-complex="Arial7" style:font-size-complex="12pt" style:language-complex="ar" style:country-complex="SA"/>
    </style:style>
    <style:style style:name="T91" style:family="text">
      <style:text-properties style:font-name="Arial4" fo:font-size="12pt" fo:font-weight="normal" officeooo:rsid="0036ddbf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92" style:family="text">
      <style:text-properties style:font-name="Arial4" fo:font-size="12pt" fo:font-weight="normal" officeooo:rsid="00353171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93" style:family="text">
      <style:text-properties style:font-name="Arial4" fo:font-weight="bold" style:letter-kerning="true" style:font-name-asian="SimSun" style:language-asian="pt" style:country-asian="BR" style:font-weight-asian="bold" style:font-name-complex="Arial7" style:language-complex="hi" style:country-complex="IN" style:font-weight-complex="bold"/>
    </style:style>
    <style:style style:name="T94" style:family="text">
      <style:text-properties style:font-name="Arial4" fo:font-weight="bold" style:letter-kerning="true" style:font-name-asian="SimSun" style:language-asian="zh" style:country-asian="CN" style:font-weight-asian="bold" style:font-name-complex="Arial7" style:language-complex="hi" style:country-complex="IN"/>
    </style:style>
    <style:style style:name="T95" style:family="text">
      <style:text-properties fo:color="#000000" fo:font-style="normal" fo:font-weight="normal" style:letter-kerning="true" fo:background-color="#ffffff" loext:char-shading-value="0" style:font-name-asian="SimSun" style:font-style-asian="normal" style:font-weight-asian="normal" style:font-style-complex="normal" style:font-weight-complex="normal"/>
    </style:style>
    <style:style style:name="T96" style:family="text">
      <style:text-properties fo:color="#000000" fo:font-style="normal" style:letter-kerning="true" fo:background-color="#ffffff" loext:char-shading-value="0" style:font-name-asian="SimSun" style:font-style-asian="normal" style:font-style-complex="normal"/>
    </style:style>
    <style:style style:name="T97" style:family="text">
      <style:text-properties fo:color="#000000" fo:font-style="normal" officeooo:rsid="00382bf9" style:letter-kerning="true" fo:background-color="#ffffff" loext:char-shading-value="0" style:font-name-asian="SimSun" style:font-style-asian="normal" style:font-style-complex="normal"/>
    </style:style>
    <style:style style:name="T98" style:family="text">
      <style:text-properties fo:color="#000000" fo:font-style="normal" officeooo:rsid="00275b99" style:letter-kerning="true" fo:background-color="#ffffff" loext:char-shading-value="0" style:font-name-asian="SimSun" style:font-style-asian="normal" style:font-style-complex="normal"/>
    </style:style>
    <style:style style:name="T99" style:family="text">
      <style:text-properties fo:color="#000000" fo:font-style="normal" officeooo:rsid="00330e12" style:letter-kerning="true" fo:background-color="#ffffff" loext:char-shading-value="0" style:font-name-asian="SimSun" style:font-style-asian="normal" style:font-style-complex="normal"/>
    </style:style>
    <style:style style:name="T100" style:family="text">
      <style:text-properties fo:color="#000000" style:font-name="Arial4" fo:font-size="12pt" fo:language="pt" fo:country="BR" fo:font-style="normal" fo:font-weight="normal" officeooo:rsid="003a3ee6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101" style:family="text">
      <style:text-properties fo:color="#000000" style:font-name="Arial4" fo:font-size="12pt" fo:language="pt" fo:country="BR" fo:font-style="normal" fo:font-weight="normal" officeooo:rsid="00382bf9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102" style:family="text">
      <style:text-properties fo:color="#000000" style:font-name="Arial4" fo:font-size="12pt" fo:language="pt" fo:country="BR" fo:font-style="normal" fo:font-weight="normal" officeooo:rsid="003d0d7a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103" style:family="text">
      <style:text-properties fo:color="#000000" style:text-outline="false" style:text-line-through-style="none" style:text-line-through-type="none" style:font-name="Liberation Serif" fo:font-size="12pt" fo:letter-spacing="normal" fo:language="pt" fo:country="BR" fo:font-style="normal" fo:text-shadow="none" style:text-underline-style="none" fo:font-weight="normal" officeooo:rsid="0043eb0d" style:letter-kerning="true" style:font-size-asian="12pt" style:font-style-asian="normal" style:font-weight-asian="normal" style:font-weight-complex="normal" style:text-emphasize="none"/>
    </style:style>
    <style:style style:name="T104" style:family="text">
      <style:text-properties style:font-name="Arial" fo:font-size="12pt" fo:language="pt" fo:country="BR" fo:font-weight="normal" officeooo:rsid="0025c4d3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05" style:family="text">
      <style:text-properties style:font-name="Arial" fo:font-size="12pt" fo:language="pt" fo:country="BR" fo:font-weight="normal" officeooo:rsid="0061aa43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06" style:family="text">
      <style:text-properties style:font-name="Arial" fo:font-size="12pt" fo:language="pt" fo:country="BR" fo:font-style="italic" fo:font-weight="normal" officeooo:rsid="0025c4d3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107" style:family="text">
      <style:text-properties style:font-name="Arial" fo:font-size="12pt" fo:language="pt" fo:country="BR" fo:font-style="normal" fo:font-weight="normal" officeooo:rsid="0043eb0d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108" style:family="text">
      <style:text-properties style:font-name="Arial" fo:language="pt" fo:country="BR" fo:font-weight="normal" officeooo:rsid="0018dcc8" style:font-weight-asian="normal" style:font-weight-complex="normal"/>
    </style:style>
    <style:style style:name="T109" style:family="text">
      <style:text-properties style:font-name="Arial" fo:language="pt" fo:country="BR" fo:font-weight="normal" officeooo:rsid="0024cff8" style:font-weight-asian="normal" style:font-weight-complex="normal"/>
    </style:style>
    <style:style style:name="T110" style:family="text">
      <style:text-properties style:font-name="Arial" fo:language="pt" fo:country="BR" fo:font-weight="normal" officeooo:rsid="0043eb0d" style:font-weight-asian="normal" style:font-weight-complex="normal"/>
    </style:style>
    <style:style style:name="T111" style:family="text">
      <style:text-properties officeooo:rsid="0024cff8"/>
    </style:style>
    <style:style style:name="T112" style:family="text">
      <style:text-properties fo:font-weight="bold" style:font-weight-asian="bold"/>
    </style:style>
    <style:style style:name="T113" style:family="text">
      <style:text-properties fo:font-weight="bold" officeooo:rsid="0025c4d3" style:font-weight-asian="bold"/>
    </style:style>
    <style:style style:name="T114" style:family="text">
      <style:text-properties fo:font-weight="bold" officeooo:rsid="00275b99" style:font-weight-asian="bold"/>
    </style:style>
    <style:style style:name="T115" style:family="text">
      <style:text-properties fo:font-weight="bold" officeooo:rsid="00330e12" style:font-weight-asian="bold"/>
    </style:style>
    <style:style style:name="T116" style:family="text">
      <style:text-properties fo:font-weight="normal" style:font-weight-asian="normal" style:font-weight-complex="normal"/>
    </style:style>
    <style:style style:name="T117" style:family="text">
      <style:text-properties fo:font-weight="normal" officeooo:rsid="0025c4d3" style:font-weight-asian="normal" style:font-weight-complex="normal"/>
    </style:style>
    <style:style style:name="T118" style:family="text">
      <style:text-properties fo:font-weight="normal" officeooo:rsid="0043eb0d" style:font-weight-asian="normal" style:font-weight-complex="normal"/>
    </style:style>
    <style:style style:name="T119" style:family="text">
      <style:text-properties fo:font-weight="normal" officeooo:rsid="005235c4" style:font-weight-asian="normal" style:font-weight-complex="normal"/>
    </style:style>
    <style:style style:name="T120" style:family="text">
      <style:text-properties fo:font-weight="normal" officeooo:rsid="0053f2d4" style:font-weight-asian="normal" style:font-weight-complex="normal"/>
    </style:style>
    <style:style style:name="T121" style:family="text">
      <style:text-properties fo:font-weight="normal" officeooo:rsid="005eb0fe" style:font-weight-asian="normal" style:font-weight-complex="normal"/>
    </style:style>
    <style:style style:name="T122" style:family="text">
      <style:text-properties fo:font-weight="normal" officeooo:rsid="0061fed8" style:font-weight-asian="normal" style:font-weight-complex="normal"/>
    </style:style>
    <style:style style:name="T123" style:family="text">
      <style:text-properties fo:font-weight="normal" officeooo:rsid="00644ab5" style:font-weight-asian="normal" style:font-weight-complex="normal"/>
    </style:style>
    <style:style style:name="T124" style:family="text">
      <style:text-properties officeooo:rsid="002518ac"/>
    </style:style>
    <style:style style:name="T125" style:family="text">
      <style:text-properties officeooo:rsid="0025c4d3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officeooo:rsid="0043eb0d" style:font-style-asian="italic" style:font-style-complex="italic"/>
    </style:style>
    <style:style style:name="T128" style:family="text">
      <style:text-properties fo:font-style="italic" officeooo:rsid="00421411" fo:background-color="transparent" loext:char-shading-value="0" style:font-style-asian="italic" style:font-style-complex="italic"/>
    </style:style>
    <style:style style:name="T129" style:family="text">
      <style:text-properties fo:font-variant="normal" fo:text-transform="none" fo:color="#222222" style:font-name="arial1" fo:font-size="12pt" fo:letter-spacing="normal" fo:font-style="normal" fo:font-weight="normal" style:font-weight-asian="normal" style:font-weight-complex="normal"/>
    </style:style>
    <style:style style:name="T130" style:family="text">
      <style:text-properties fo:font-variant="normal" fo:text-transform="none" fo:color="#222222" style:font-name="arial1" fo:font-size="12pt" fo:letter-spacing="normal" fo:font-style="normal" fo:font-weight="normal" officeooo:rsid="002bdb4f" style:font-weight-asian="normal" style:font-weight-complex="normal"/>
    </style:style>
    <style:style style:name="T131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T132" style:family="text">
      <style:text-properties fo:font-variant="normal" fo:text-transform="none" fo:color="#000000" style:font-name="arial1" fo:font-size="12pt" fo:letter-spacing="normal" fo:font-style="normal" fo:font-weight="normal" officeooo:rsid="003d0d7a" style:font-size-asian="12pt" style:font-weight-asian="normal" style:font-size-complex="12pt" style:font-weight-complex="normal"/>
    </style:style>
    <style:style style:name="T133" style:family="text">
      <style:text-properties fo:font-variant="normal" fo:text-transform="none" style:font-name="Arial5" fo:letter-spacing="normal"/>
    </style:style>
    <style:style style:name="T134" style:family="text">
      <style:text-properties fo:font-variant="normal" fo:text-transform="none" style:font-name="Arial5" fo:letter-spacing="normal" officeooo:rsid="0053f2d4"/>
    </style:style>
    <style:style style:name="T135" style:family="text">
      <style:text-properties style:use-window-font-color="true" style:font-name="Arial4" fo:font-size="12pt" fo:language="pt" fo:country="BR" fo:font-weight="normal" officeooo:rsid="000d384e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36" style:family="text">
      <style:text-properties style:use-window-font-color="true" style:font-name="Arial4" fo:font-size="12pt" fo:language="pt" fo:country="BR" fo:font-weight="normal" officeooo:rsid="000c4430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37" style:family="text">
      <style:text-properties style:use-window-font-color="true" style:font-name="Arial4" fo:font-size="12pt" fo:language="pt" fo:country="BR" fo:font-weight="normal" officeooo:rsid="000d384e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38" style:family="text">
      <style:text-properties style:use-window-font-color="true" style:font-name="Arial4" fo:font-size="12pt" fo:language="pt" fo:country="BR" fo:font-weight="normal" officeooo:rsid="002d2659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39" style:family="text">
      <style:text-properties style:use-window-font-color="true" style:font-name="Arial4" fo:font-size="12pt" fo:language="pt" fo:country="BR" fo:font-weight="normal" officeooo:rsid="0030549e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40" style:family="text">
      <style:text-properties style:use-window-font-color="true" style:font-name="Arial4" fo:font-size="12pt" fo:language="pt" fo:country="BR" fo:font-weight="normal" officeooo:rsid="00392a9c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41" style:family="text">
      <style:text-properties fo:font-style="normal" officeooo:rsid="00421411" fo:background-color="transparent" loext:char-shading-value="0" style:font-style-asian="normal" style:font-style-complex="normal"/>
    </style:style>
    <style:style style:name="T142" style:family="text">
      <style:text-properties fo:font-style="normal" officeooo:rsid="0044b667" fo:background-color="transparent" loext:char-shading-value="0" style:font-style-asian="normal" style:font-style-complex="normal"/>
    </style:style>
    <style:style style:name="T143" style:family="text">
      <style:text-properties fo:font-style="normal" officeooo:rsid="004748ea" fo:background-color="transparent" loext:char-shading-value="0" style:font-style-asian="normal" style:font-style-complex="normal"/>
    </style:style>
    <style:style style:name="T144" style:family="text">
      <style:text-properties fo:font-style="normal" officeooo:rsid="00483d8d" fo:background-color="transparent" loext:char-shading-value="0" style:font-style-asian="normal" style:font-style-complex="normal"/>
    </style:style>
    <style:style style:name="T145" style:family="text">
      <style:text-properties fo:font-style="normal" officeooo:rsid="004a4214" fo:background-color="transparent" loext:char-shading-value="0" style:font-style-asian="normal" style:font-style-complex="normal"/>
    </style:style>
    <style:style style:name="T146" style:family="text">
      <style:text-properties fo:font-style="normal" officeooo:rsid="0054d12e" fo:background-color="transparent" loext:char-shading-value="0" style:font-style-asian="normal" style:font-style-complex="normal"/>
    </style:style>
    <style:style style:name="T147" style:family="text">
      <style:text-properties fo:font-style="normal" officeooo:rsid="005deebf" fo:background-color="transparent" loext:char-shading-value="0" style:font-style-asian="normal" style:font-style-complex="normal"/>
    </style:style>
    <style:style style:name="T148" style:family="text">
      <style:text-properties fo:font-style="normal" officeooo:rsid="005e26ca" fo:background-color="transparent" loext:char-shading-value="0" style:font-style-asian="normal" style:font-style-complex="normal"/>
    </style:style>
    <style:style style:name="T149" style:family="text">
      <style:text-properties fo:font-style="normal" fo:font-weight="bold" officeooo:rsid="00275b99" fo:background-color="transparent" loext:char-shading-value="0" style:font-style-asian="normal" style:font-weight-asian="bold" style:font-style-complex="normal" style:font-weight-complex="bold"/>
    </style:style>
    <style:style style:name="T150" style:family="text">
      <style:text-properties fo:font-style="normal" fo:font-weight="bold" officeooo:rsid="00421411" fo:background-color="transparent" loext:char-shading-value="0" style:font-style-asian="normal" style:font-weight-asian="bold" style:font-style-complex="normal" style:font-weight-complex="bold"/>
    </style:style>
    <style:style style:name="T151" style:family="text">
      <style:text-properties fo:font-style="normal" fo:font-weight="bold" officeooo:rsid="004634d4" fo:background-color="transparent" loext:char-shading-value="0" style:font-size-asian="10.5pt" style:font-style-asian="normal" style:font-weight-asian="bold" style:font-style-complex="normal" style:font-weight-complex="bold"/>
    </style:style>
    <style:style style:name="T152" style:family="text">
      <style:text-properties fo:font-style="normal" officeooo:rsid="00421411" style:font-style-asian="normal" style:font-style-complex="normal"/>
    </style:style>
    <style:style style:name="T153" style:family="text">
      <style:text-properties officeooo:rsid="00330e12"/>
    </style:style>
    <style:style style:name="T154" style:family="text">
      <style:text-properties style:font-name="Arial6" fo:font-style="normal" officeooo:rsid="002b7b8a" fo:background-color="transparent" loext:char-shading-value="0" style:font-size-asian="10.5pt" style:font-style-asian="normal" style:font-style-complex="normal"/>
    </style:style>
    <style:style style:name="T155" style:family="text">
      <style:text-properties style:font-name="Arial6" fo:font-style="normal" officeooo:rsid="002e5cb2" fo:background-color="transparent" loext:char-shading-value="0" style:font-size-asian="10.5pt" style:font-style-asian="normal" style:font-style-complex="normal"/>
    </style:style>
    <style:style style:name="T156" style:family="text">
      <style:text-properties style:font-name="Arial6" fo:font-style="normal" officeooo:rsid="0029cbea" fo:background-color="transparent" loext:char-shading-value="0" style:font-size-asian="10.5pt" style:font-style-asian="normal" style:font-style-complex="normal"/>
    </style:style>
    <style:style style:name="T157" style:family="text">
      <style:text-properties style:font-name="Arial6" fo:font-style="italic" officeooo:rsid="002b7b8a" fo:background-color="transparent" loext:char-shading-value="0" style:font-size-asian="10.5pt" style:font-style-asian="italic" style:font-style-complex="italic"/>
    </style:style>
    <style:style style:name="T158" style:family="text">
      <style:text-properties style:font-name="Arial6" fo:font-style="italic" officeooo:rsid="0029ef1b" fo:background-color="transparent" loext:char-shading-value="0" style:font-size-asian="10.5pt" style:font-style-asian="italic" style:font-style-complex="italic"/>
    </style:style>
    <style:style style:name="T159" style:family="text">
      <style:text-properties officeooo:rsid="0033bdf9"/>
    </style:style>
    <style:style style:name="T160" style:family="text">
      <style:text-properties officeooo:rsid="003bc474"/>
    </style:style>
    <style:style style:name="T161" style:family="text">
      <style:text-properties officeooo:rsid="00407c8f"/>
    </style:style>
    <style:style style:name="T162" style:family="text">
      <style:text-properties officeooo:rsid="0043eb0d"/>
    </style:style>
    <style:style style:name="T163" style:family="text">
      <style:text-properties officeooo:rsid="00440421"/>
    </style:style>
    <style:style style:name="T164" style:family="text">
      <style:text-properties officeooo:rsid="004634d4"/>
    </style:style>
    <style:style style:name="T165" style:family="text">
      <style:text-properties officeooo:rsid="004748ea"/>
    </style:style>
    <style:style style:name="T166" style:family="text">
      <style:text-properties officeooo:rsid="004d2bb1"/>
    </style:style>
    <style:style style:name="T167" style:family="text">
      <style:text-properties officeooo:rsid="0054d12e"/>
    </style:style>
    <style:style style:name="T168" style:family="text">
      <style:text-properties style:font-name="arial" fo:font-size="12pt" fo:language="pt" fo:country="BR" fo:font-style="normal" fo:font-weight="normal" officeooo:rsid="0058154e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169" style:family="text">
      <style:text-properties style:font-name="arial" fo:font-size="12pt" fo:language="pt" fo:country="BR" fo:font-style="normal" fo:font-weight="normal" officeooo:rsid="005a00c6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170" style:family="text">
      <style:text-properties officeooo:rsid="005eb0fe"/>
    </style:style>
    <style:style style:name="T171" style:family="text">
      <style:text-properties officeooo:rsid="005efa5d"/>
    </style:style>
    <style:style style:name="T172" style:family="text">
      <style:text-properties officeooo:rsid="005f8a26"/>
    </style:style>
    <style:style style:name="T173" style:family="text">
      <style:text-properties fo:background-color="#ffff00" loext:char-shading-value="0"/>
    </style:style>
    <style:style style:name="T174" style:family="text">
      <style:text-properties officeooo:rsid="0061fed8"/>
    </style:style>
    <style:style style:name="T175" style:family="text">
      <style:text-properties fo:language="pt" fo:country="BR" style:language-asian="en" style:country-asian="US" style:language-complex="ar" style:country-complex="SA"/>
    </style:style>
    <style:style style:name="T176" style:family="text">
      <style:text-properties officeooo:rsid="00644ab5"/>
    </style:style>
    <style:style style:name="T1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1.041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INSTITUTO FEDERAL DE EDUCAÇÃO, CIÊNCIA E </text:p>
      <text:p text:style-name="P13">TECNOLOGIA DE SÃO PAULO</text:p>
      <text:p text:style-name="P9">CÂMPU<text:span text:style-name="T111">S VOTUPORANGA</text:span></text:p>
      <text:p text:style-name="P55"/>
      <text:p text:style-name="P55"/>
      <text:p text:style-name="P55"/>
      <text:p text:style-name="P55"/>
      <text:p text:style-name="P55"/>
      <text:p text:style-name="P11">MARIANA DE ALMEIDA RODRIGUES</text:p>
      <text:p text:style-name="P55"/>
      <text:p text:style-name="P55"/>
      <text:p text:style-name="P56"/>
      <text:p text:style-name="P12">BOAS PRÁTICAS DE PROGRAMAÇÃO NO DESENVOLVIMENTO DE APLICAÇÕES WEB</text:p>
      <text:p text:style-name="P56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11">VOTUPORANGA</text:p>
      <text:p text:style-name="P3">2020</text:p>
      <text:p text:style-name="P14">Mariana de Almeida Rodrigu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BOAS PRÁTICAS DE PROGRAMAÇÃO NO DESENVOLVIMENTO DE APLICAÇÕES WEB </text:p>
      <text:p text:style-name="P5"/>
      <text:p text:style-name="P5"/>
      <text:p text:style-name="P62"><text:span text:style-name="T108">Trabalho de Conclusão de Curso apresentado como exigência parcial para obtenção do diploma do curso </text:span><text:span text:style-name="T110">Técnico em Informática Integrado ao Ensino Médio</text:span><text:span text:style-name="T103"> no </text:span><text:span text:style-name="T108">Instituto Federal de Educação, Ciência e Tecnologia de São Paulo, Câmpus </text:span><text:span text:style-name="T109">Votuporanga</text:span><text:span text:style-name="T108">.</text:span></text:p>
      <text:p text:style-name="P6"/>
      <text:p text:style-name="P54">Professor Orientador: <text:span text:style-name="T111">Ubiratan Zakaib do Nascimento</text:span>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Votuporanga</text:p>
      <text:p text:style-name="P8">2020</text:p>
      <text:p text:style-name="P41">LISTA DE S<text:span text:style-name="T124">IGLAS</text:span></text:p>
      <text:p text:style-name="P16"/>
      <text:p text:style-name="P38"><text:span text:style-name="T16">PHP - </text:span><text:span text:style-name="T129">PHP: Hypertext Preprocessor </text:span></text:p>
      <text:p text:style-name="P38"><text:span text:style-name="T130">SQL - </text:span><text:span text:style-name="T129">Structured Query Language</text:span></text:p>
      <text:p text:style-name="P38"><text:span text:style-name="T130">URL - </text:span><text:span text:style-name="T129">Uniform Resource Locator</text:span></text:p>
      <text:p text:style-name="P20"/>
      <text:p text:style-name="P34"/>
      <text:table-of-content text:style-name="Sect1" text:name="Índice1">
        <text:table-of-content-source text:outline-level="10" text:use-index-source-styles="tru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Índice1_Head">
            <text:p text:style-name="P71">SUMÁRIO</text:p>
          </text:index-title>
          <text:p text:style-name="P68"><text:a xlink:type="simple" xlink:href="#__RefHeading___Toc1530_722870434" text:style-name="Index_20_Link" text:visited-style-name="Index_20_Link">1 INTRODUÇÃO<text:tab/>15</text:a></text:p>
          <text:p text:style-name="P69"><text:a xlink:type="simple" xlink:href="#__RefHeading___Toc1636_722870434" text:style-name="Index_20_Link" text:visited-style-name="Index_20_Link">1.2 OBJETIVO GERAL<text:tab/>15</text:a></text:p>
          <text:p text:style-name="P69"><text:a xlink:type="simple" xlink:href="#__RefHeading___Toc1668_722870434" text:style-name="Index_20_Link" text:visited-style-name="Index_20_Link">1.3 OBJETIVOS ESPECÍFICOS<text:tab/>15</text:a></text:p>
          <text:p text:style-name="P69"><text:a xlink:type="simple" xlink:href="#__RefHeading___Toc1666_722870434" text:style-name="Index_20_Link" text:visited-style-name="Index_20_Link">1.</text:a><text:a xlink:type="simple" xlink:href="#__RefHeading___Toc1666_722870434" text:style-name="Index_20_Link" text:visited-style-name="Index_20_Link">4</text:a><text:a xlink:type="simple" xlink:href="#__RefHeading___Toc1666_722870434" text:style-name="Index_20_Link" text:visited-style-name="Index_20_Link"> </text:a><text:a xlink:type="simple" xlink:href="#__RefHeading___Toc1666_722870434" text:style-name="Index_20_Link" text:visited-style-name="Index_20_Link">JUSTIFICATIVA</text:a><text:a xlink:type="simple" xlink:href="#__RefHeading___Toc1666_722870434" text:style-name="Index_20_Link" text:visited-style-name="Index_20_Link"><text:tab/>16</text:a></text:p>
          <text:p text:style-name="P69"><text:a xlink:type="simple" xlink:href="#__RefHeading___Toc1664_722870434" text:style-name="Index_20_Link" text:visited-style-name="Index_20_Link">1.5 METODOLOGIA<text:tab/>16</text:a></text:p>
          <text:p text:style-name="P69"><text:a xlink:type="simple" xlink:href="#__RefHeading___Toc1662_722870434" text:style-name="Index_20_Link" text:visited-style-name="Index_20_Link">1.6 ESTADO DA ARTE<text:tab/>17</text:a></text:p>
          <text:p text:style-name="P68"><text:a xlink:type="simple" xlink:href="#__RefHeading___Toc1532_722870434" text:style-name="Index_20_Link" text:visited-style-name="Index_20_Link">2 CONCEITOS BÁSICOS SOBRE O TEMA EM ESTUDO<text:tab/>19</text:a></text:p>
          <text:p text:style-name="P69"><text:a xlink:type="simple" xlink:href="#__RefHeading___Toc1660_722870434" text:style-name="Index_20_Link" text:visited-style-name="Index_20_Link">2.1 SEGURANÇA DA INFORMAÇÃO<text:tab/>19</text:a></text:p>
          <text:p text:style-name="P69"><text:a xlink:type="simple" xlink:href="#__RefHeading___Toc1658_722870434" text:style-name="Index_20_Link" text:visited-style-name="Index_20_Link">2.2 PILARES DA SEGURANÇA<text:tab/>20</text:a></text:p>
          <text:p text:style-name="P68"><text:a xlink:type="simple" xlink:href="#__RefHeading___Toc1534_722870434" text:style-name="Index_20_Link" text:visited-style-name="Index_20_Link">3</text:a><text:a xlink:type="simple" xlink:href="#__RefHeading___Toc1534_722870434" text:style-name="Index_20_Link" text:visited-style-name="Index_20_Link"> </text:a><text:a xlink:type="simple" xlink:href="#__RefHeading___Toc1534_722870434" text:style-name="Index_20_Link" text:visited-style-name="Index_20_Link">DESENVOLVIMENTO</text:a><text:a xlink:type="simple" xlink:href="#__RefHeading___Toc1534_722870434" text:style-name="Index_20_Link" text:visited-style-name="Index_20_Link"><text:tab/>21</text:a></text:p>
          <text:p text:style-name="P69"><text:a xlink:type="simple" xlink:href="#__RefHeading___Toc1656_722870434" text:style-name="Index_20_Link" text:visited-style-name="Index_20_Link">3.1 MATERIAIS E MÉTODOS<text:tab/>21</text:a></text:p>
          <text:p text:style-name="P69"><text:a xlink:type="simple" xlink:href="#__RefHeading___Toc1654_722870434" text:style-name="Index_20_Link" text:visited-style-name="Index_20_Link">3.2 DESCRIÇÃO DAS PRINCIPAIS FERRAMENTAS<text:tab/>21</text:a></text:p>
          <text:p text:style-name="P69"><text:a xlink:type="simple" xlink:href="#__RefHeading___Toc1652_722870434" text:style-name="Index_20_Link" text:visited-style-name="Index_20_Link">3.2.1 APACHE<text:tab/>21</text:a></text:p>
          <text:p text:style-name="P69"><text:a xlink:type="simple" xlink:href="#__RefHeading___Toc1650_722870434" text:style-name="Index_20_Link" text:visited-style-name="Index_20_Link">3.2.2 </text:a><text:a xlink:type="simple" xlink:href="#__RefHeading___Toc1650_722870434" text:style-name="Index_20_Link" text:visited-style-name="Index_20_Link">BOOTSTRAP</text:a><text:a xlink:type="simple" xlink:href="#__RefHeading___Toc1650_722870434" text:style-name="Index_20_Link" text:visited-style-name="Index_20_Link"><text:tab/>22</text:a></text:p>
          <text:p text:style-name="P69"><text:a xlink:type="simple" xlink:href="#__RefHeading___Toc1648_722870434" text:style-name="Index_20_Link" text:visited-style-name="Index_20_Link">3.2.3 </text:a><text:a xlink:type="simple" xlink:href="#__RefHeading___Toc1648_722870434" text:style-name="Index_20_Link" text:visited-style-name="Index_20_Link">DVWA</text:a><text:a xlink:type="simple" xlink:href="#__RefHeading___Toc1648_722870434" text:style-name="Index_20_Link" text:visited-style-name="Index_20_Link"><text:tab/>22</text:a></text:p>
          <text:p text:style-name="P69"><text:a xlink:type="simple" xlink:href="#__RefHeading___Toc1646_722870434" text:style-name="Index_20_Link" text:visited-style-name="Index_20_Link">3.2.4 </text:a><text:a xlink:type="simple" xlink:href="#__RefHeading___Toc1646_722870434" text:style-name="Index_20_Link" text:visited-style-name="Index_20_Link">JAVASCRIPT</text:a><text:a xlink:type="simple" xlink:href="#__RefHeading___Toc1646_722870434" text:style-name="Index_20_Link" text:visited-style-name="Index_20_Link"><text:tab/>22</text:a></text:p>
          <text:p text:style-name="P69"><text:a xlink:type="simple" xlink:href="#__RefHeading___Toc1644_722870434" text:style-name="Index_20_Link" text:visited-style-name="Index_20_Link"><text:s/>3.2.5 </text:a><text:a xlink:type="simple" xlink:href="#__RefHeading___Toc1644_722870434" text:style-name="Index_20_Link" text:visited-style-name="Index_20_Link">MYSQL</text:a><text:a xlink:type="simple" xlink:href="#__RefHeading___Toc1644_722870434" text:style-name="Index_20_Link" text:visited-style-name="Index_20_Link"><text:tab/>23</text:a></text:p>
          <text:p text:style-name="P69"><text:a xlink:type="simple" xlink:href="#__RefHeading___Toc1642_722870434" text:style-name="Index_20_Link" text:visited-style-name="Index_20_Link">3.2.6 </text:a><text:a xlink:type="simple" xlink:href="#__RefHeading___Toc1642_722870434" text:style-name="Index_20_Link" text:visited-style-name="Index_20_Link">NETBEANS IDE</text:a><text:a xlink:type="simple" xlink:href="#__RefHeading___Toc1642_722870434" text:style-name="Index_20_Link" text:visited-style-name="Index_20_Link"><text:tab/>23</text:a></text:p>
          <text:p text:style-name="P69"><text:a xlink:type="simple" xlink:href="#__RefHeading___Toc1640_722870434" text:style-name="Index_20_Link" text:visited-style-name="Index_20_Link"><text:s/>3.2.</text:a><text:a xlink:type="simple" xlink:href="#__RefHeading___Toc1640_722870434" text:style-name="Index_20_Link" text:visited-style-name="Index_20_Link">7</text:a><text:a xlink:type="simple" xlink:href="#__RefHeading___Toc1640_722870434" text:style-name="Index_20_Link" text:visited-style-name="Index_20_Link"> </text:a><text:a xlink:type="simple" xlink:href="#__RefHeading___Toc1640_722870434" text:style-name="Index_20_Link" text:visited-style-name="Index_20_Link">PHP</text:a><text:a xlink:type="simple" xlink:href="#__RefHeading___Toc1640_722870434" text:style-name="Index_20_Link" text:visited-style-name="Index_20_Link"><text:tab/>23</text:a></text:p>
          <text:p text:style-name="P69"><text:a xlink:type="simple" xlink:href="#__RefHeading___Toc1638_722870434" text:style-name="Index_20_Link" text:visited-style-name="Index_20_Link">3.2.8 VIRTUALBOX<text:tab/>24</text:a></text:p>
        </text:index-body>
      </text:table-of-content>
      <text:p text:style-name="P81"><text:span text:style-name="T87"/></text:p>
      <text:h text:style-name="P72" text:outline-level="1"><text:bookmark-start text:name="__RefHeading___Toc1530_722870434"/>1 INTRODUÇÃO<text:bookmark-end text:name="__RefHeading___Toc1530_722870434"/></text:h>
      <text:p text:style-name="P32"><text:tab/>O <office:annotation office:name="__Annotation__1434_1246012502" loext:resolved="false"><dc:creator>Ubiratan Nascimento</dc:creator><dc:date>2020-09-15T17:28:35.244088956</dc:date><loext:sender-initials>UZN</loext:sender-initials><text:p text:style-name="P82"><text:span text:style-name="T177">Trocar projeto por trabalho</text:span></text:p></office:annotation><text:span text:style-name="T173">projeto</text:span><office:annotation-end office:name="__Annotation__1434_1246012502"/> tem a finalidade de mostrar formas <text:span text:style-name="T162">que pretendem</text:span> deixar o desenvolvimento, neste caso destinado à <text:span text:style-name="T126">web</text:span>, mais seguro, mitigando ao máximo, as possíveis falhas ou <text:span text:style-name="T162">vulnerabilidades</text:span>. Para o norteamento dos principais problemas de segurança, foi usado o OWASP <text:span text:style-name="T125">(</text:span>Projeto Aberto de Segurança em Aplicações Web), que visa demonstrar <text:span text:style-name="T162">um </text:span><text:span text:style-name="T127">ranking</text:span><text:span text:style-name="T162"> d</text:span>as maiores falhas do ano e listá-las em tópicos, entre outras coisas como documentos, artigos, ferramentas do ramo <text:span text:style-name="T160">(</text:span>OWASP, 2020).</text:p>
      <text:p text:style-name="P33"><text:tab/>Segundo o autor Carvalho et al.(2013), a indiferença em relação ao tema, talvez seja pela falta de conhecimento sobre essas vulnerabilidades. Para mostrá-las e corrigi-las, partiremos de uma ferramenta que contém diversos erros, até desenvolver uma aplicação sem falhas.<office:annotation><dc:creator>Ubiratan Nascimento</dc:creator><dc:date>2020-09-15T17:36:41.854337573</dc:date><loext:sender-initials>UZN</loext:sender-initials><text:p text:style-name="P82"><text:span text:style-name="T177">Acredito que possa ter mais um paragrafo colocando o que será feito, sem muitos detalhes tecnicos.</text:span></text:p></office:annotation></text:p>
      <text:p text:style-name="P31"/>
      <text:p text:style-name="Heading_20_2"><text:bookmark-start text:name="__RefHeading___Toc1636_722870434"/><text:span text:style-name="T114">1.</text:span><text:span text:style-name="T113">2 OBJETIVO GERAL</text:span><text:bookmark-end text:name="__RefHeading___Toc1636_722870434"/></text:p>
      <text:p text:style-name="P64"><text:span text:style-name="T113"><text:tab/></text:span><text:span text:style-name="T117">Ressaltar a importância de uma programação pensada corretamente, que v</text:span><text:span text:style-name="T118">isa </text:span><text:span text:style-name="T117">gerar mais segurança tanto para quem programa, </text:span><text:span text:style-name="T118">como </text:span><text:span text:style-name="T117">para quem compra o produto e principalmente para quem usa. </text:span><text:span text:style-name="T118">Apresentar</text:span><text:span text:style-name="T117"> também que a segurança é um assunto de extrema importância, que não deve ser feita a partir de lógicas ou retalhos de códigos que não seguem algum padrão, ou norma específica, para que seja discutida como a principal parte de um projeto em execução.</text:span></text:p>
      <text:p text:style-name="P57"/>
      <text:p text:style-name="Heading_20_2"><text:bookmark-start text:name="__RefHeading___Toc1668_722870434"/><text:span text:style-name="T114">1.</text:span><text:span text:style-name="T115">3</text:span><text:span text:style-name="T113"> OBJETIVOS ESPECÍFICOS</text:span><text:bookmark-end text:name="__RefHeading___Toc1668_722870434"/></text:p>
      <text:list xml:id="list2623088036" text:style-name="L1">
        <text:list-item>
          <text:p text:style-name="P76"><office:annotation office:name="__Annotation__1448_1246012502" loext:resolved="false"><dc:creator>Ubiratan Nascimento</dc:creator><dc:date>2020-09-15T17:38:36.109193595</dc:date><loext:sender-initials>UZN</loext:sender-initials><text:p text:style-name="P82"><text:span text:style-name="T177">Demonstrar uma aplicação vulnerável, que não segue os devidos cuidados</text:span></text:p></office:annotation><text:span text:style-name="T104">Desenvolver</text:span><office:annotation-end office:name="__Annotation__1448_1246012502"/><text:span text:style-name="T104"> uma aplicação </text:span><text:span text:style-name="T106">web </text:span><text:span text:style-name="T107">sem os devidos cuidados</text:span><text:span text:style-name="T104">;</text:span></text:p>
        </text:list-item>
        <text:list-item>
          <text:p text:style-name="P77">Estudar a linguagem de programação PHP orientada a objeto;</text:p>
        </text:list-item>
        <text:list-item>
          <text:p text:style-name="P79"><text:span text:style-name="T104">Explorar as diversas formas de proteger o sistema </text:span><text:span text:style-name="T105">de</text:span><text:span text:style-name="T104"> ataques;</text:span></text:p>
        </text:list-item>
        <text:list-item>
          <text:p text:style-name="P77">Mostrar os resultados dos ataques em uma aplicação não segura;</text:p>
        </text:list-item>
        <text:list-item>
          <text:p text:style-name="P77">Mostrar as falhas de segurança que pode acontecer se a entrada e saída de dados não forem tratadas devidamente.</text:p>
        </text:list-item>
        <text:list-item>
          <text:p text:style-name="P78">Desenvolver uma aplicação simples com algumas técnicas de proteção</text:p>
        </text:list-item>
      </text:list>
      <text:p text:style-name="P57"/>
      <text:p text:style-name="Heading_20_2"><text:bookmark-start text:name="__RefHeading___Toc1666_722870434"/><text:soft-page-break/><text:span text:style-name="T98">1.</text:span><text:span text:style-name="T99">4</text:span><text:span text:style-name="T97"> </text:span><text:span text:style-name="T96">JUSTIFICATIVA </text:span><text:bookmark-end text:name="__RefHeading___Toc1666_722870434"/></text:p>
      <text:p text:style-name="P42"><text:span text:style-name="T95"><text:tab/><text:tab/></text:span><text:span text:style-name="T116">A cada dia, mais pessoas estão conectadas no mundo virtual, oferecendo seus dados, muitas vezes de forma não intencional. O inconveniente é que existem diversos criminosos tentando acessá-los a todo momento. Quando esses dados são expostos por alguém, </text:span><text:span text:style-name="T122">de forma</text:span><text:span text:style-name="T116"> </text:span><text:span text:style-name="T122">ilícita</text:span><text:span text:style-name="T116">, </text:span><text:span text:style-name="T122">com </text:span><text:span text:style-name="T116">vazamento de fotos íntimas, contas de banco, informações pessoais e empresariais, podem se tornar um transtorno maior do que se imagina, como, por exemplo, a fraude em uma eleição devido a dados pessoais.</text:span></text:p>
      <text:p text:style-name="P43"><text:tab/><text:tab/>Segundo o autor Machado et al.(2019), as pesquisas mostram um aumento considerável tanto dos dados vazados, quanto a frequência com o que isso ocorre. Com isso, o mercado de trabalho vem procurando mais profissionais especializados em segurança, já que a maioria das empresas trabalha diretamente com dados pessoais, como os bancos, e falhas como vazamento de informações são inadmissíveis. Portanto, este trabalho ressaltará o valor de se investir nessa área, pois existem diversas vulnerabilidades já conhecidas <text:span text:style-name="T163">e muitas a serem descobertas.</text:span></text:p>
      <text:p text:style-name="P18"/>
      <text:p text:style-name="Heading_20_2"><text:bookmark-start text:name="__RefHeading___Toc1664_722870434"/>1.<text:span text:style-name="T153">5</text:span> <text:span text:style-name="T161">METODOLOGIA</text:span><text:bookmark-end text:name="__RefHeading___Toc1664_722870434"/></text:p>
      <text:p text:style-name="P40"><text:span text:style-name="T78"><text:tab/></text:span><text:span text:style-name="T13">Antes do desenvolvimento prático, deve-se realizar uma pesquisa exploratória e explicativa, </text:span><text:span text:style-name="T15">com o intuito de</text:span><text:span text:style-name="T13"> levantar informações sobre o problema e poder, assim, formular hipóteses mais precisas. Além disso, deve-se fazer pesquisas experimentais e bibliográficas para se familiarizar mais com o tema proposto.</text:span></text:p>
      <text:p text:style-name="P19"><text:tab/><text:tab/>Assim como é importante realizar um estudo de caso e teste prático, de modo a concretizar as análises feitas. Elas terão baseamento bibliográfico, além de artigos e trabalhos acadêmicos de outros profissionais. Uma das técnicas que será usada é a pesquisa de campo, será elaborado um pequeno questionário destinado aos profissionais que desenvolvem para tentar comprovar a ideia principal do trabalho.</text:p>
      <text:p text:style-name="P19"><text:tab/><text:tab/>É válido citar que o espaço em que esse estudo <text:span text:style-name="T174">ocorrerá</text:span> é no meio virtual, pois o foco do trabalho são aplicações <text:span text:style-name="T152">web</text:span>. Então <text:span text:style-name="T126">sites</text:span> com vulnerabilidades serão testados com afinco.</text:p>
      <text:p text:style-name="P17"><text:tab/></text:p>
      <text:p text:style-name="Heading_20_2"><text:bookmark-start text:name="__RefHeading___Toc1662_722870434"/><text:soft-page-break/>1.<text:span text:style-name="T161">6</text:span> <text:span text:style-name="T161">ESTADO DA ARTE</text:span><text:bookmark-end text:name="__RefHeading___Toc1662_722870434"/></text:p>
      <text:p text:style-name="Standard"><text:span text:style-name="T13"><text:tab/></text:span><text:span text:style-name="T175">De acordo com os autores, L</text:span><text:span text:style-name="Emphasis">ü</text:span><text:span text:style-name="T175">ders e Bianchini (2017), a gestão pública vem adotando medidas que melhoram a segurança das Cidades Inteligentes. Elas formam uma rede de informações que em sua maioria, usa a linguagem de programação PHP em 82,9% e softwares livres. A segurança deve estar em todas as fases do desenvolvimento, pois, a cada dia, a sofisticação dos ataques vem crescendo. As principais vulnerabilidades testadas são: SQL Injection, consiste em adicionar caracteres ou comandos SQL nos campos de formulário através de parâmetros passados por URLs; Cross-Site Scripting, ela permite inserir códigos maliciosos JavaScript, por exemplo, para roubar informações contidas nos cookies; e Any File Inclusion, que é quando um atacante insere um arquivo em um URL, que pode executar instruções maliciosas.</text:span></text:p>
      <text:p text:style-name="P58"><text:span text:style-name="T14">O </text:span><text:span text:style-name="T135">auto</text:span><text:span text:style-name="T137">r</text:span><text:span text:style-name="T136"> </text:span><text:span text:style-name="T138">S</text:span><text:span text:style-name="T140">ouza (</text:span><text:span text:style-name="T138">2012), </text:span><text:span text:style-name="T139">diz </text:span><text:span text:style-name="T138">que </text:span><text:span text:style-name="T17">a segurança de aplicações </text:span><text:span text:style-name="T1">Web </text:span><text:span text:style-name="T17">não recebe a notoriedade necessária pelas empresas de desenvolvimento. Tendo isso em mente, utilizou-se a metodologia proposta pela OWASP, </text:span><text:span text:style-name="T18">para realizar uma pesquisa qualitativa, </text:span><text:span text:style-name="T17">com a finalidade de testar se os métodos propostos são possíveis de serem aplicados </text:span><text:span text:style-name="T19">valoriza</text:span><text:span text:style-name="T18">ndo</text:span><text:span text:style-name="T19"> os princípios de segurança </text:span><text:span text:style-name="T18">de </text:span><text:span text:style-name="T19">confidencialidade, integridade, autenticidade e disponibilidade. O </text:span><text:span text:style-name="T18">resultado foi que </text:span><text:span text:style-name="T19">os desenvolvedores não utilizam normas de segurança durante o ciclo </text:span><text:span text:style-name="T21">de </text:span><text:span text:style-name="T19">vida dos projetos de </text:span><text:span text:style-name="T2">software</text:span><text:span text:style-name="T19">. Logo, a solução encontrada </text:span><text:span text:style-name="T20">é</text:span><text:span text:style-name="T19"> adotar técnicas e recomendações de segurança no desenvolvimento de aplicações </text:span><text:span text:style-name="T2">Web </text:span><text:span text:style-name="T22">através de metodologias para tratar riscos e ameaças.</text:span></text:p>
      <text:p text:style-name="P59"><text:span text:style-name="T50">Os autores </text:span><text:span text:style-name="T51">C</text:span><text:span text:style-name="T55">eron</text:span><text:span text:style-name="T51"> et al. </text:span><text:span text:style-name="T55">(</text:span><text:span text:style-name="T51">[s.d.]) </text:span><text:span text:style-name="T54">também notaram</text:span><text:span text:style-name="T50"> que </text:span><text:span text:style-name="T52">mecanismos de busca estão sendo usados como uma ferramenta para localizar </text:span><text:span text:style-name="T8">sites</text:span><text:span text:style-name="T52"> vulneráveis. Algumas aplicações como </text:span><text:span text:style-name="T8">webmail</text:span><text:span text:style-name="T52">, aplicativos de gerenciamento remoto, fórum de discussões entre outros, contém as mesmas vulnerabilidades, sendo elas, </text:span><text:span text:style-name="T8">Cross Site Scripting, SQL Injection, Directory Transversal, </text:span><text:span text:style-name="T52">entre outras</text:span><text:span text:style-name="T8">. </text:span><text:span text:style-name="T52">Atualmente, </text:span><text:span text:style-name="T53">para analisar as técnicas de ataque, estão sendo projetadas ferramentas como o </text:span><text:span text:style-name="T52">PHP Honeypot Project (PHP.HoP), </text:span><text:span text:style-name="T53">que </text:span><text:span text:style-name="T52">emulam aplicações web vulneráveis e coletam informações sobre os acessos.</text:span></text:p>
      <text:p text:style-name="P65"><text:span text:style-name="T154">Com os dados coletados, foi possível constatar que em um período de 53 dias, foi totalizado 4902 acessos aos serviços</text:span><text:span text:style-name="T157"> web</text:span><text:span text:style-name="T158">, </text:span><text:span text:style-name="T155">isso sinaliza que há uma alta </text:span><text:span text:style-name="T154">procura por aplicações </text:span><text:span text:style-name="T157">web</text:span><text:span text:style-name="T154"> vulneráveis. </text:span><text:span text:style-name="T155">Mecanismos de busca como o </text:span><text:span text:style-name="T156">G</text:span><text:span text:style-name="T155">oogle e </text:span><text:soft-page-break/><text:span text:style-name="T156">Y</text:span><text:span text:style-name="T155">ahoo são ferramentas de sondagem para portas e aplicações, é uma técnica eficiente, pois mecanismos tradicionais de segurança não a detecta.</text:span></text:p>
      <text:p text:style-name="P65"><text:span text:style-name="T22">O </text:span><text:span text:style-name="T32">autor </text:span><text:span text:style-name="T33">Monteverde</text:span><text:span text:style-name="T34"> </text:span><text:span text:style-name="T33">(</text:span><text:span text:style-name="T34">2014) </text:span><text:span text:style-name="T32">defende que, o aumento do uso de aplicações </text:span><text:span text:style-name="T6">Web</text:span><text:span text:style-name="T32">, facilitou </text:span><text:span text:style-name="T35">não só a </text:span><text:span text:style-name="T36">se </text:span><text:span text:style-name="T35">consolidar como um dos principais meios de comunicação mas também</text:span><text:span text:style-name="T32"> </text:span><text:span text:style-name="T35">a expansão</text:span><text:span text:style-name="T32"> dos ataques a segurança, por outro lado, conhecer as principais vulnerabilidades, permite estabelecer medidas preventivas para garantir a segurança das aplicações, </text:span><text:span text:style-name="T37">executando,</text:span><text:span text:style-name="T35"> por exemplo, os pilares centrais da segurança. </text:span><text:span text:style-name="T37">Mas a</text:span><text:span text:style-name="T38">final o que são vulnerabilidades? São condições que podem virar falhas de segurança quando exploradas por alguém mal-intencionado. Elas são construídas ao longo do desenvolvimento a partir de uma s</text:span><text:span text:style-name="T37">é</text:span><text:span text:style-name="T38">rie de fatores, por exemplo, prazos curtos para entrega do trabalho, </text:span><text:span text:style-name="T37">falta de qualificação técnica dos desenvolvedores ou até mesmo uma ausência de revisão contínua e atualizações. </text:span><text:span text:style-name="T39">Entender essas falhas e resolv</text:span><text:span text:style-name="T40">ê</text:span><text:span text:style-name="T39">-las é o principal passo a ser tomado para evitar custos futuros com manutenção.</text:span></text:p>
      <text:p text:style-name="P65"><text:span text:style-name="T41">De acordo com o autor </text:span><text:span text:style-name="T33">Taha</text:span><text:span text:style-name="T34"> </text:span><text:span text:style-name="T33">(</text:span><text:span text:style-name="T34">2017), </text:span><text:span text:style-name="T42">g</text:span><text:span text:style-name="T43">rande parte d</text:span><text:span text:style-name="T42">as</text:span><text:span text:style-name="T43"> aplicações armazenam dados sensíveis, </text:span><text:span text:style-name="T44">com</text:span><text:span text:style-name="T43"> isso em mente, foi desenvolvido um guia de testes de segurança usando a metodologia OWASP como base, para ajudar os desenvolvedores em diversos estágios de aprendizado. O guia conta </text:span><text:span text:style-name="T45">com </text:span><text:span text:style-name="T43">técnicas de teste, algumas delas são: a revisão e inspeção de manuais, que são documentos que contém informações sobre a arquitetura da aplicação; modelagem de ameaças, permite que os desenvolvedores identifiquem as ameaças antes de o </text:span><text:span text:style-name="T7">software</text:span><text:span text:style-name="T43"> ser desenvolvido; revisão do código fonte e muitas outras. Ele realiza testes de penetração em ambiente controlado, demonstra experimentos explicando as ferramentas usadas e apresenta as vulnerabilidades encontradas através dos procedimentos realizados.</text:span></text:p>
      <text:p text:style-name="P65"><text:span text:style-name="T59">Os aut</text:span><text:span text:style-name="T46">ores </text:span><text:span text:style-name="T34">M</text:span><text:span text:style-name="T47">ontanheiro e</text:span><text:span text:style-name="T34"> C</text:span><text:span text:style-name="T47">arvalho</text:span><text:span text:style-name="T34"> </text:span><text:span text:style-name="T47">(</text:span><text:span text:style-name="T34">2018) </text:span><text:span text:style-name="T46">a</text:span><text:span text:style-name="T59">ssumem que, as equipes de desenvolvimento de sistemas apresentam uma eminente falta de conhecimento e atenção a respeito de segurança da informação, e é claro que isso ocasiona falhas. Uma justificativa para esse erro, é que cada vez mais o</text:span><text:span text:style-name="T60">s</text:span><text:span text:style-name="T59"> </text:span><text:span text:style-name="T9">softwares</text:span><text:span text:style-name="T59"> são desenvolvidos em um prazo curto de tempo e são mais complexos. Então, os gestores optam por poupar custo e tempo, deixando a segurança como um acessório e não prioridade. </text:span><text:span text:style-name="T61">Contudo,</text:span><text:span text:style-name="T62"> toda a equipe de desenvolvimento deveria </text:span><text:soft-page-break/><text:span text:style-name="T62">receber um treinamento sobre o assunto, com a finalidade de mitigar os riscos nas aplicações e entender como as falhas podem gerar vulnerabilidades.</text:span></text:p>
      <text:p text:style-name="P65"><text:span text:style-name="T48">Isso é comprovado</text:span><text:span text:style-name="T63"> pelos autores </text:span><text:span text:style-name="T51">C</text:span><text:span text:style-name="T55">osta</text:span><text:span text:style-name="T51"> et al. </text:span><text:span text:style-name="T55">(</text:span><text:span text:style-name="T51">2018), </text:span><text:span text:style-name="T64">que em </text:span><text:span text:style-name="T65">uma entrevista com desenvolvedores </text:span><text:span text:style-name="T10">web</text:span><text:span text:style-name="T65">, </text:span><text:span text:style-name="T66">visando </text:span><text:span text:style-name="T65">mensurar o nível de conhecimento </text:span><text:span text:style-name="T66">dos programadores em identificar, analisar e corrigir ameaças a segurança do código, </text:span><text:span text:style-name="T64">recolheu dados alarmantes</text:span><text:span text:style-name="T66">. Dos sessenta resultados obtidos pelo </text:span><text:span text:style-name="T11">survey, 73</text:span><text:span text:style-name="T66">% são respostas de profissionais com mais de 3 anos de experiência </text:span><text:span text:style-name="T58">e</text:span><text:span text:style-name="T66"> 57% contém curso superior. </text:span><text:span text:style-name="T58">Mesmo assim</text:span><text:span text:style-name="T56">, a pesquisa revela que os motivos para não </text:span><text:span text:style-name="T66">implementação de prevenç</text:span><text:span text:style-name="T56">ões contra os</text:span><text:span text:style-name="T66"> ataques são: falta de conhecimento </text:span><text:span text:style-name="T56">em </text:span><text:span text:style-name="T66">92%; prazos muito </text:span><text:span text:style-name="T56">a</text:span><text:span text:style-name="T66">pertados </text:span><text:span text:style-name="T56">em </text:span><text:span text:style-name="T66">70% e baixa prioridade em 47%.</text:span></text:p>
      <text:p text:style-name="P65"><text:span text:style-name="T56">Além disso, </text:span><text:span text:style-name="T57">90% dos entrevistados </text:span><text:span text:style-name="T56">disseram que</text:span><text:span text:style-name="T57"> a formação acadêmica não </text:span><text:span text:style-name="T56">oferece</text:span><text:span text:style-name="T57"> uma preparação adequada para lidar com segurança, </text:span><text:span text:style-name="T56">outros </text:span><text:span text:style-name="T57">50% considera o ensino insuficiente, enquanto 37,5% afirmam que o assunto não foi abordado em sua formação. D</text:span><text:span text:style-name="T56">os que conhecem o assunto, 47% aprenderam através de livros, cursos ou documentações oficiais, enquanto 17%, aprenderam com a prática da profissão.</text:span><text:span text:style-name="T57"> </text:span><text:span text:style-name="T56">E a</text:span><text:span text:style-name="T57">penas 30% afirmaram ter aprendido durante a formação acadêmica. </text:span><text:span text:style-name="T56">São números extremamente alarmantes </text:span><text:span text:style-name="T58">quando </text:span><text:span text:style-name="T56">esses profissionais desenvolvem diversos aplicativos, desde redes sociais até aplicativos de bancos, logo, isso pode afetar a vida de qualquer um e fazer diversos estragos.</text:span></text:p>
      <text:p text:style-name="P22"/>
      <text:h text:style-name="Heading_20_1" text:outline-level="1"><text:bookmark-start text:name="__RefHeading___Toc1532_722870434"/>2 CONCEITOS BÁSICOS SOBRE O TEMA EM ESTUDO<text:bookmark-end text:name="__RefHeading___Toc1532_722870434"/></text:h>
      <text:p text:style-name="P29">em desenvolvimento</text:p>
      <text:p text:style-name="Heading_20_2"><text:bookmark-start text:name="__RefHeading___Toc1660_722870434"/>2.1 SEGURANÇA DA INFORMAÇÃO<text:bookmark-end text:name="__RefHeading___Toc1660_722870434"/></text:p>
      <text:p text:style-name="Standard"><text:bookmark text:name="docs-internal-guid-3686d2be-7fff-26f7-8619-921992733baf"/>Nos dias atuais, disponibilizam-se as informações em diversos sites ou aplicativos. Logo, quando se concede o acesso, essas informações não pertencem mais ao dono, mas sim à internet, onde todos, inclusive os sites e aplicativos onde foram postadas, podem usá-las para seu próprio bem.<office:annotation><dc:creator>Ubiratan Nascimento</dc:creator><dc:date>2020-09-15T17:59:26.015407112</dc:date><loext:sender-initials>UZN</loext:sender-initials><text:p text:style-name="P82"><text:span text:style-name="T177">referência</text:span></text:p></office:annotation></text:p>
      <text:p text:style-name="P66">Tendo em vista o uso dos dados pessoais dos usuários pelas empresas, pode-se dizer que cada acesso vale ouro. É por meio dos cliques que os anúncios certos são direcionados as pessoas certas. Afinal, não é viável oferecer um produto a quem não quer comprar.</text:p>
      <text:p text:style-name="P66"><text:soft-page-break/>Em resumo, ao levantar essas questões, pode-se chegar a um final absoluto, quem está cuidado dessas informações valiosas? As organizações pelas quais se navega e acessa todos os dias. São elas as responsáveis pelos dados coletados em suas plataformas.</text:p>
      <text:p text:style-name="Standard">Enfim, o que seria Segurança da Informação? Segundo <text:span text:style-name="T167">Fontes (2017)</text:span>, é um conjunto de regras e ações que tem por razão proteger a informação. Sua existência coopera para que o sentido do que foi oferecido seja preservado para as empresas e organizações ou indivíduos.</text:p>
      <text:p text:style-name="Standard"/>
      <text:p text:style-name="Heading_20_2"><text:bookmark-start text:name="__RefHeading___Toc1658_722870434"/>2.2 PILARES DA SEGURANÇA<text:bookmark-end text:name="__RefHeading___Toc1658_722870434"/></text:p>
      <text:p text:style-name="Standard"><text:bookmark text:name="docs-internal-guid-4e15cdb0-7fff-17ac-8190-0bcbc0907e38"/><text:tab/>Para que a Segurança da Informação seja garantida, são necessários alguns pilares. Sendo eles: Disponibilidade, Integridade, Confidencialidade e Autenticidade.</text:p>
      <text:p text:style-name="Standard"><text:tab/>A Disponibilidade garante que o acesso ao serviço desejado esteja funcionando. Um ataque que afeta diretamente este pilar, é o DDoS, que significa em português ataque distribuído de negação de serviço, ele usa diversas máquinas de modo a sobrecarregar um servidor. Um servidor atende um determinado número de usuários ao mesmo tempo, quando excedido, ele não consegue atender a nenhum pedido, podendo travar ou até mesmo desligar sozinho.</text:p>
      <text:p text:style-name="Standard">Já a Integridade cuida para que as informações não sejam alteradas ou apagadas sem que o dono dessas informações faça isso. De acordo com Dantas (2011), a Integridade é afetada quando ocorre inserções, substituições ou exclusões no assunto da informação, ou quando há alterações nas permissões de acesso de um arquivo restrito.</text:p>
      <text:p text:style-name="Standard">Assim como a Confidencialidade trata para que um arquivo seja acessado apenas pelo seu dono, ou pessoa autorizada. Qualquer usuário que acessar sem a permissão do gestor, está atingindo este pilar, e ao acontecer isso, o segredo da informação é perdido.</text:p>
      <text:p text:style-name="Standard">Por último, a Autenticidade específica que as entidades envolvidas no processo de comunicação sejam elas mesmas, e que a informação passada não seja modificada após seu envio.</text:p>
      <text:p text:style-name="Standard">Além dos quatro pilares citados, existem alguns tópicos ligados a Segurança da Informação, como, Não Repudio, quando o individuo nega que a algo foi enviada <text:soft-page-break/>por ele; Auditoria, registrar as ações que ocorreram na rede, para que no futuro sejam verificadas as irregularidades; e Legalidade, a informação armazenada deve estar de acordo com as leis atuais do seu tempo.</text:p>
      <text:p text:style-name="Text_20_body"/>
      <text:p text:style-name="P28"><text:tab/>2.3 EXPLICAÇÃO SOBRE A ESPECIFIDADE DO SEU TEMA</text:p>
      <text:p text:style-name="P21"/>
      <text:h text:style-name="Heading_20_1" text:outline-level="1"><text:bookmark-start text:name="__RefHeading___Toc1534_722870434"/><text:span text:style-name="T151">3</text:span><text:span text:style-name="T149"> </text:span><text:span text:style-name="T150">DESENVOLVIMENTO</text:span><text:bookmark-end text:name="__RefHeading___Toc1534_722870434"/></text:h>
      <text:p text:style-name="Standard"><text:span text:style-name="T141"><text:tab/></text:span><text:span text:style-name="T147">Dando</text:span><text:span text:style-name="T143"> início a parte prática da aplicação, serão necessárias algumas ferramentas e tecnologias, </text:span><text:span text:style-name="T144">neste capítulo será descrito quais são estes requisi</text:span><text:span text:style-name="T145">t</text:span><text:span text:style-name="T144">os técnicos e suas respectivas funções.</text:span></text:p>
      <text:p text:style-name="P24"/>
      <text:p text:style-name="Heading_20_2"><text:bookmark-start text:name="__RefHeading___Toc1656_722870434"/><text:span text:style-name="T164">3</text:span>.1 MATERIAIS E MÉTODOS <text:bookmark-end text:name="__RefHeading___Toc1656_722870434"/></text:p>
      <text:p text:style-name="Standard"><text:span text:style-name="T143"><text:tab/>O desenvolvimento do trabalho será feito com</text:span><text:span text:style-name="T141"> a linguage</text:span><text:span text:style-name="T148">m</text:span><text:span text:style-name="T141"> de prog</text:span><text:span text:style-name="T142">r</text:span><text:span text:style-name="T141">amação, PHP e </text:span><text:span text:style-name="T148">a linguagem de </text:span><office:annotation office:name="__Annotation__1506_1246012502" loext:resolved="false"><dc:creator>Ubiratan Nascimento</dc:creator><dc:date>2020-09-15T18:02:58.868738896</dc:date><loext:sender-initials>UZN</loext:sender-initials><text:p text:style-name="P82"><text:span text:style-name="T177">italico</text:span></text:p></office:annotation><text:span text:style-name="T148">scripting</text:span><office:annotation-end office:name="__Annotation__1506_1246012502"/><text:span text:style-name="T148">,</text:span><text:span text:style-name="T141"> JavaScript, Apache como servidor</text:span><text:span text:style-name="T128"> web</text:span><text:span text:style-name="T141">, </text:span><text:span text:style-name="T142">My</text:span><text:span text:style-name="T141">SQL para o gerenciamento do banco de dados, </text:span><text:span text:style-name="T142">VirtualBox para a virtualização do ambiente de ataque, </text:span><text:span text:style-name="T143">DVWA </text:span><text:span text:style-name="T148">p</text:span><text:span text:style-name="T143">ara desenvolver a aplicação vu</text:span><text:span text:style-name="T145">l</text:span><text:span text:style-name="T143">ner</text:span><text:span text:style-name="T145">á</text:span><text:span text:style-name="T143">vel, </text:span><text:span text:style-name="T146">NetBeans como ambiente de </text:span><text:span text:style-name="T148">edição de código</text:span><text:span text:style-name="T141"> e o Bootstrap para o design </text:span><text:span text:style-name="T143">do sistema.</text:span></text:p>
      <text:p text:style-name="Standard"><text:span text:style-name="T165"><text:tab/>Além d</text:span>os requisitos citados, será necessário também infraestrutura de rede para o desenvolvimento e pesquisa do trabalho e um computador que <text:span text:style-name="T165">execute a aplicação.</text:span></text:p>
      <text:p text:style-name="P23"/>
      <text:p text:style-name="Heading_20_2"><text:bookmark-start text:name="__RefHeading___Toc1654_722870434"/>3.2 DESCRIÇÃO DAS PRINCIPAIS FERRAMENTAS<text:bookmark-end text:name="__RefHeading___Toc1654_722870434"/></text:p>
      <text:p text:style-name="P67">Abaixo, será descrito as ferramentas utilizadas e suas funcionalidades.</text:p>
      <text:p text:style-name="Heading_20_2"><text:bookmark-start text:name="__RefHeading___Toc1652_722870434"/>3.2.1 APACHE<text:bookmark-end text:name="__RefHeading___Toc1652_722870434"/></text:p>
      <text:p text:style-name="Standard"><text:span text:style-name="T23">O servidor </text:span><text:span text:style-name="T3">web</text:span><text:span text:style-name="T23"> Apache mantém quase 50% das páginas na internet ativas. Ele tem seu código fonte aberto e também é multiplataformas. Foi criado em 1995, por Rob McCool.</text:span></text:p>
      <text:p text:style-name="Standard">O nome Apache vem em das tribos de nativos americanos, que lutaram e restiram aos ataques sofridos, em semelhança a comunidade de software livre.</text:p>
      <text:p text:style-name="Standard"><text:soft-page-break/><text:span text:style-name="T24">Segundo o autor </text:span><text:span text:style-name="T30">Marcelo (2005)</text:span><text:span text:style-name="T24">, as principais vantagens desse servidor são, suporte a autenticação baseada em HTTP, </text:span><text:span text:style-name="T4">Logs </text:span><text:span text:style-name="T24">customizáveis, configuração rápida e simples, entre outros.</text:span></text:p>
      <text:p text:style-name="P73"/>
      <text:p text:style-name="Heading_20_2"><text:bookmark-start text:name="__RefHeading___Toc1650_722870434"/><text:span text:style-name="T67">3.2.2 </text:span><text:span text:style-name="T69">BOOTSTRAP</text:span><text:bookmark-end text:name="__RefHeading___Toc1650_722870434"/></text:p>
      <text:p text:style-name="Standard"><text:span text:style-name="T25">Bootstrap é um </text:span><text:span text:style-name="T5">framework</text:span><text:span text:style-name="T25"> de desenvolvimento </text:span><text:span text:style-name="T5">web</text:span><text:span text:style-name="T25"> </text:span><text:span text:style-name="T26">de código aberto, </text:span><text:span text:style-name="T25">baseado em </text:span><text:span text:style-name="T29">HTML, CSS</text:span><text:span text:style-name="T25"> e </text:span><text:span text:style-name="T29">J</text:span><text:span text:style-name="T25">ava</text:span><text:span text:style-name="T29">S</text:span><text:span text:style-name="T25">cript que facilita o design do site e também contribui para que o usuário </text:span><text:span text:style-name="T26">se </text:span><text:span text:style-name="T25">sinta </text:span><text:span text:style-name="T49">mais à vontade</text:span><text:span text:style-name="T26">,</text:span><text:span text:style-name="T25"> facilidade e segurança usando a aplicação, </text:span><text:span text:style-name="T26">segundo o </text:span><text:span text:style-name="T27">autor do site</text:span><text:span text:style-name="T26">, </text:span><text:span text:style-name="T168">C</text:span><text:span text:style-name="T169">ontributors</text:span><text:span text:style-name="T168">, [s.d.]</text:span><text:span text:style-name="T26">.</text:span></text:p>
      <text:p text:style-name="P26"/>
      <text:p text:style-name="Heading_20_2"><text:bookmark-start text:name="__RefHeading___Toc1648_722870434"/><text:span text:style-name="T67">3.2.3 </text:span><text:span text:style-name="T69">DVWA</text:span><text:bookmark-end text:name="__RefHeading___Toc1648_722870434"/></text:p>
      <text:p text:style-name="Standard"><text:span text:style-name="T27">DVWA (Damn Vulnerable Web App), é uma aplicação propositalmente vulnerável, baseada em PHP e MySQL. Segundo </text:span><text:span text:style-name="T28">o autor do site da aplicação DVWA, [s.d.], seus principais objetivos são ajudar os profissionais da área de segurança a testar suas habilidades sem prejudicar os usuários ou outros programadores, também ajudar os pro</text:span><text:span text:style-name="T30">fissionais</text:span><text:span text:style-name="T28"> </text:span><text:span text:style-name="T30">a</text:span><text:span text:style-name="T28"> entender como proteger uma aplicação.</text:span></text:p>
      <text:p text:style-name="P26"/>
      <text:p text:style-name="Heading_20_2"><text:bookmark-start text:name="__RefHeading___Toc1646_722870434"/><text:span text:style-name="T67">3.2.4 </text:span><text:span text:style-name="T69">JAVASCRIPT</text:span><text:bookmark-end text:name="__RefHeading___Toc1646_722870434"/></text:p>
      <text:p text:style-name="Standard"><text:span text:style-name="T29">JavaScript é uma linguagem de scripting, </text:span><text:span text:style-name="T30">como o próprio nome diz,</text:span><text:span text:style-name="T29"> </text:span><text:span text:style-name="T30">ela</text:span><text:span text:style-name="T29"> trabalha </text:span><text:span text:style-name="T30">em conjunto com</text:span><text:span text:style-name="T29"> o HTML e o CSS, </text:span><text:span text:style-name="T31">sua sintaxe se parece muito com a linguagem C, </text:span><text:span text:style-name="T30">permitindo</text:span><text:span text:style-name="T29"> a interação das páginas com o usuário. Pode ser usada do lado do cliente, mas também do lado do servidor.</text:span></text:p>
      <text:p text:style-name="Standard">Segundo o autor <text:span text:style-name="T171">Prescotti (2016)</text:span>, <text:span text:style-name="T171">seu nome não indica uma extensão do Java, que é linguagem de programação muito mais complexa. Logo, seu nome apenas vem de um momento em que a linguagem Java estava em seu auge, então resolveram renomeá-la, </text:span><text:span text:style-name="T172">já que antes se chamava LiveScript.</text:span></text:p>
      <text:p text:style-name="P26"/>
      <text:p text:style-name="Heading_20_2"><text:bookmark-start text:name="__RefHeading___Toc1644_722870434"/><text:soft-page-break/><text:span text:style-name="T67"><text:tab/>3.2.5 </text:span><text:span text:style-name="T69">MYSQL</text:span><text:bookmark-end text:name="__RefHeading___Toc1644_722870434"/></text:p>
      <text:p text:style-name="Standard"><text:span text:style-name="T72"><text:tab/>MySQL é </text:span><text:span text:style-name="T73">um</text:span><text:span text:style-name="T72"> </text:span><text:span text:style-name="T75">servidor</text:span><text:span text:style-name="T72"> de banco de dados, </text:span><text:span text:style-name="T73">ele é o</text:span><text:span text:style-name="T72"> mais utilizado no mundo, </text:span><text:span text:style-name="T77">e</text:span><text:span text:style-name="T73">m razão de</text:span><text:span text:style-name="T72"> ser multiplataformas, rápido e ter o código-fonte aberto, </text:span><text:span text:style-name="T73">isso acaba chamando</text:span><text:span text:style-name="T72"> a atenção de muitos programadores. </text:span></text:p>
      <text:p text:style-name="Standard"><text:span text:style-name="T72"><text:tab/></text:span><text:span text:style-name="T75">A linguagem SQL, como defende o autor </text:span><text:span text:style-name="T76">Gonzaga (2000)</text:span><text:span text:style-name="T75">, é uma linguagem padronizada que facilita o armazenamento e o acesso às informações</text:span><text:span text:style-name="T72">.</text:span></text:p>
      <text:p text:style-name="Standard"><text:tab/>Ele foi <text:span text:style-name="T170">criado</text:span> em 23 de maio de 1995, pela empresa MySQL AB, antigamente chamada de TeX, e em 2009 foi comprada pela Oracle. O AB do nome da companhia é acrônimo para a palavra “aktiebolang”, de origem sueca, significa “sociedade anônima”.</text:p>
      <text:p text:style-name="Standard"><text:span text:style-name="T72"><text:tab/>De acordo com o autor Gonçalves (2007), o MySQL foi desenvolvido quando se precisava de um sistema de banco de dados rápido e flexível. </text:span><text:span text:style-name="T73">Ele acabou sendo desenvolvido com base em um sistema chamado</text:span><text:span text:style-name="T72"> Msql.</text:span></text:p>
      <text:p text:style-name="P25"/>
      <text:p text:style-name="Heading_20_2"><text:bookmark-start text:name="__RefHeading___Toc1642_722870434"/><text:span text:style-name="T69">3.2.6 </text:span><text:span text:style-name="T70">NETBEANS IDE</text:span><text:bookmark-end text:name="__RefHeading___Toc1642_722870434"/></text:p>
      <text:p text:style-name="Standard"><text:span text:style-name="T72">De</text:span><text:span text:style-name="T73"> início</text:span><text:span text:style-name="T72">, é necessário entender o que IDE. O autor Severo (2005) explica que IDE é um ambiente integrado de desenvolvimento, ou seja, é um conjunto de funcionalidades </text:span><text:span text:style-name="T73">e atalhos</text:span><text:span text:style-name="T72"> que ajuda o programador a desenvolver seu trabalho.</text:span></text:p>
      <text:p text:style-name="Standard"><text:span text:style-name="T73">Por consequência desse ambiente ser um meio facilitador para os profissionais da área, e</text:span><text:span text:style-name="T72">xistem diversas IDEs disponíveis, porém, o NetBeans é considerada uma das melhores </text:span><text:span text:style-name="T73">na categoria</text:span><text:span text:style-name="T72"> de código aberto do mercado, trazendo ferramentas que ajuda, </text:span><text:span text:style-name="T77">por exemplo,</text:span><text:span text:style-name="T72"> em como mostrar falhas na digitação, variáveis não declaradas, métodos inexistentes, entre outras.</text:span></text:p>
      <text:p text:style-name="P25"/>
      <text:p text:style-name="Heading_20_2"><text:bookmark-start text:name="__RefHeading___Toc1640_722870434"/><text:span text:style-name="T67"><text:tab/>3.2.</text:span><text:span text:style-name="T70">7</text:span><text:span text:style-name="T67"> </text:span><text:span text:style-name="T69">PHP</text:span><text:bookmark-end text:name="__RefHeading___Toc1640_722870434"/></text:p>
      <text:p text:style-name="P74">O nome PHP vem de um acrônimo recursivo para "PHP: Hypertext Preprocessor", originalmente “Personal Home Page Tools”, criada em 1994, por Rasmus Lerdorf, engenheiro de software e membro da equipe Apache.</text:p>
      <text:p text:style-name="Standard"><text:span text:style-name="T72">Segundo o autor Milani (2010), a ideia inicial de Lerdorf era apenas escrever alguns </text:span><text:span text:style-name="T12">scripts</text:span><text:span text:style-name="T72"> em Perl, para ter estatísticas sobre o acesso ao seu currículo, disponível on-line. </text:span><text:span text:style-name="T74">A</text:span><text:span text:style-name="T72">o passar do tempo, o criador foi aprimorando seu código, até </text:span><text:soft-page-break/><text:span text:style-name="T72">que resolveu escrever algo em linguagem C, que pudesse criar </text:span><text:span text:style-name="T77">outras</text:span><text:span text:style-name="T72"> aplicações </text:span><text:span text:style-name="T12">web</text:span><text:span text:style-name="T72">, o projeto foi batizado de PHP/FI - Personal Home Page/Forms Interpreter. Após isso, o projeto se torn</text:span><text:span text:style-name="T74">ou</text:span><text:span text:style-name="T72"> um sucesso e, em 1997 foi lançada a versão 2.0.</text:span></text:p>
      <text:p text:style-name="Standard">O PHP cria scripts embutidos no HTML do servidor, sendo um módulo oficial do http Apache, ele é multiplataformas, ou seja, se manterá no seu formato original em diversos sistemas.</text:p>
      <text:p text:style-name="P25"/>
      <text:p text:style-name="Heading_20_2"><text:bookmark-start text:name="__RefHeading___Toc1638_722870434"/>3.2.<text:span text:style-name="T166">8</text:span> VIRTUALBOX<text:bookmark-end text:name="__RefHeading___Toc1638_722870434"/></text:p>
      <text:p text:style-name="P75">Antes de saber sobre o software Virtual Box, é necessário entender o que é virtualização de ambiente. Virtualizar um ambiente significa dar características reais a algo abstrato, simular uma realidade sem danificar ou afetar o ambiente original e real.</text:p>
      <text:p text:style-name="Standard">Logo, o VirtualBox desempenha essa tarefa, ele simula uma <text:span text:style-name="T176">máquina</text:span> com um sistema operacional, disco rígido, memória, internet e etc, é possível executar programas dentro deste ambiente.</text:p>
      <text:p text:style-name="Standard"><text:span text:style-name="T119">O autor </text:span><text:span text:style-name="T120">Siqueira (2013)</text:span><text:span text:style-name="T119">, explica que o software em questão é multiplataformas e de código aberto, fornece diversas ferramentas, como, multiprocessamento (capacidade de criar </text:span><text:span text:style-name="T123">máquinas</text:span><text:span text:style-name="T119"> virtuais com diversos processadores), é possível usar USBs conectados na máquina real na virtual, várias resoluções de tela independente da máquina real </text:span><text:span text:style-name="T121">e outros.</text:span></text:p>
      <text:p text:style-name="P27"/>
      <text:p text:style-name="P39"><text:span text:style-name="T68"><text:tab/></text:span><text:span text:style-name="T71">3.3 EXPLICAR O QUE ESTÁ SENDO FEITO NA PRÁTICA</text:span></text:p>
      <text:p text:style-name="P30"><text:tab/>3.4 APRESENTAR OS RESULTADOS</text:p>
      <text:p text:style-name="P30">4 TRABALHOS FUTUROS </text:p>
      <text:p text:style-name="P30">5 CONSIDERAÇÕES FINAIS (CONCLUSÃO DO OBJETIVO)</text:p>
      <text:p text:style-name="P15">REFERÊNCIAS<office:annotation><dc:creator>Ubiratan Nascimento</dc:creator><dc:date>2020-09-15T18:12:55.782145140</dc:date><loext:sender-initials>UZN</loext:sender-initials><text:p text:style-name="P82"><text:span text:style-name="T177">Verifique na norma, quais partes são em negrito.</text:span></text:p></office:annotation></text:p>
      <text:p text:style-name="P44">CARVALHO, Fernanda Ramos et al.. Vulnerabilidades em aplicações web. ​ Revista</text:p>
      <text:p text:style-name="P44">Eletrônica Científica de Ciência da Computação​ , [s.i.], v. 8, n. 1, p.1-1, jul. 2013.</text:p>
      <text:p text:style-name="P44">Disponível em: http://revistas.unifenas.br/index.php/RE3C/article/view/60. Acesso</text:p>
      <text:p text:style-name="P44">em: 20 mar. 2020.</text:p>
      <text:p text:style-name="P44"/>
      <text:p text:style-name="P60">CERON, J. M. et al. Vulnerabilidades em Aplicações Web: uma Análise Baseada nos Dados Coletados em Honeypots. p. 2, [s.d.]. </text:p>
      <text:p text:style-name="P52">CONTRIBUTORS, M. O., Jacob Thornton, and Bootstrap. <text:span text:style-name="T112">Bootstrap</text:span>. Disponível em: https://getbootstrap.com/. Acesso em: 12 ago. 2020. </text:p>
      <text:p text:style-name="P60">COSTA, P. V. et al. Nível de conhecimento de desenvolvedores sobre segurança em aplicações web: Pesquisa e análise. <text:span text:style-name="T112">Anais da Escola Regional de Sistemas de Informação do Rio de Janeiro (ERSI-RJ)</text:span>, p. 92–99, 16 out. 2018. </text:p>
      <text:p text:style-name="P61">DANTAS, Marcus Leal. Segurança da informação: uma abordagem focada em gestão de riscos. Olinda: Livro Rápido, p. 5-13, 2011.</text:p>
      <text:p text:style-name="P53"><text:span text:style-name="T112">DVWA - aplicativo da Web vulnerável maldito</text:span>. Disponível em: http://www.dvwa.co.uk/. Acesso em: 12 ago. 2020. </text:p>
      <text:p text:style-name="P61">FONTES, Edison Luiz Gonçalves. Segurança da informação. Saraiva Educação SA, 2017.</text:p>
      <text:p text:style-name="P46">GONÇALVES, Edson. Desenvolvendo Aplicações Web com JSP Servlets, JavaServer Faces, Hibernate, EJB 3 Persistence e Ajax. Rio de Janeiro: Editora Ciência Moderna, 2007.</text:p>
      <text:p text:style-name="P46"/>
      <text:p text:style-name="P51">GONZAGA, Flávio S.; BIRCKAN, Guilherme. Curso de PHP e MySQL. Florianópolis, outubro, 2000.</text:p>
      <text:p text:style-name="P63"/>
      <text:p text:style-name="P48"><text:span text:style-name="T102">L</text:span><text:span text:style-name="Emphasis"><text:span text:style-name="T131">Ü</text:span></text:span><text:span text:style-name="Emphasis"><text:span text:style-name="T132">DERS, Edson; BIANCHINI, David Cidades Inteligentes: Segurança em aplicações WEB em Prefeituras. Aplicações PHP e Cobit 5. p. 4, 2017.</text:span></text:span></text:p>
      <text:p text:style-name="P48"><text:span text:style-name="Emphasis"><text:span text:style-name="T132"/></text:span></text:p>
      <text:p text:style-name="P44">MACHADO, Rodrigo; KREUTZ, Diego; PAZ, Giulliano; RODRIGUES, Gustavo.</text:p>
      <text:p text:style-name="P44">Vazamentos de Dados: Histórico, Impacto Socioeconômico e as Novas Leis de</text:p>
      <text:p text:style-name="P44">Proteção de Dados. In: ESCOLA REGIONAL DE REDES DE COMPUTADORES (ERRC), 17. , 2019 Anais da XVII Escola Regional de Redes de Computadores. Porto Alegre: Sociedade Brasileira de Computação, jan. 2020 . p. 154-159.</text:p>
      <text:p text:style-name="P44"/>
      <text:p text:style-name="P50">MARCELO, Antonio. APACHE: Configurando o servidor WEB para Linux. Brasport, 2005.</text:p>
      <text:p text:style-name="P44"><text:soft-page-break/></text:p>
      <text:p text:style-name="P46">MILANI, André. Construindo Aplicações Web com PHP e MySQL. São Paulo: Novatec Editora, 2010.</text:p>
      <text:p text:style-name="P44"/>
      <text:p text:style-name="P60">MONTANHEIRO, L. S.; CARVALHO, A. M. M. <text:span text:style-name="T112">Primeiros passos para o Desenvolvimento Seguro de Aplicações Web</text:span>. . In: ANAIS ESTENDIDOS DO XVIII SIMPÓSIO BRASILEIRO EM SEGURANÇA DA INFORMAÇÃO E DE SISTEMAS COMPUTACIONAIS. SBC, 25 out. 2018Disponível em: https://sol.sbc.org.br/index.php/sbseg_estendido/article/view/4162. Acesso em: 2 abr. 2020.</text:p>
      <text:p text:style-name="P60">MONTEVERDE, W. A. <text:span text:style-name="T159">Estudo e Análise de Vulnerabilidades Web</text:span>. p. 82, 2014. </text:p>
      <text:p text:style-name="P47"><text:span text:style-name="T100">O</text:span><text:span text:style-name="T101">WASP. Quem é a fundação OWASP? Disponível em: https://owasp.org/. Acesso</text:span></text:p>
      <text:p text:style-name="P44">em: 20 mar. 2020.</text:p>
      <text:p text:style-name="P44"/>
      <text:p text:style-name="P50">PRESCOTT, Preston. Programação em JavaScript. Babelcube Inc., 2016.</text:p>
      <text:p text:style-name="P44"/>
      <text:p text:style-name="P46">SEVERO, Carlos Emilio Padilla. NetBeans IDE 4.1: para desenvolvedores que utilizam a tecnologia Java. Rio de Janeiro: Brasport, 2005.</text:p>
      <text:p text:style-name="P46"/>
      <text:p text:style-name="P46"><text:span text:style-name="T133">SIQUEIRA, Luciano Antonio. Máquinas virtuais com VirtualBox. Linux New Media do Brasil E, </text:span><text:span text:style-name="T134">2013</text:span><text:span text:style-name="T133">.</text:span></text:p>
      <text:p text:style-name="P44"/>
      <text:p text:style-name="P60">SOUZA, L. L. D. <text:span text:style-name="T159">Desenvolvimento Seguro de Aplicações Web Seguindo a Metodologia OWASP</text:span>. p. 71, 2012. </text:p>
      <text:p text:style-name="P49"><text:span text:style-name="T101">TAHA, A. M. </text:span><text:span text:style-name="T100">da</text:span><text:span text:style-name="T101"> C. Guia de testes de segurança para aplicações web. 2017. 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8"><text:span text:style-name="Emphasis"><text:span text:style-name="T132"/></text:span></text:p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5" svg:font-family="Arial, sans-serif"/>
    <style:font-face style:name="Mangal1" svg:font-family="Mangal"/>
    <style:font-face style:name="arial1" svg:font-family="arial, sans-serif"/>
    <style:font-face style:name="Arial6" svg:font-family="Arial" style:font-family-generic="swiss"/>
    <style:font-face style:name="arial" svg:font-family="arial" style:font-family-generic="swiss"/>
    <style:font-face style:name="Arial4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3" svg:font-family="Arial" style:font-adornments="Negrito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7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text-indent="0cm" style:auto-text-indent="true"/>
      <style:text-properties style:font-name="Arial1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38%" fo:text-align="justify" style:justify-single-word="false" style:writing-mode="lr-tb"/>
      <style:text-properties fo:font-weight="normal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class="text" style:master-page-name="">
      <style:paragraph-properties fo:margin-top="0.3cm" fo:margin-bottom="0.3cm" loext:contextual-spacing="false" style:page-number="auto"/>
      <style:text-properties style:font-name="Arial2" fo:font-family="Arial" style:font-style-name="Itálico" style:font-family-generic="swiss" style:font-pitch="variable" fo:font-size="12pt" fo:font-style="normal" fo:font-weight="bold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23cm" loext:contextual-spacing="false" style:line-height-at-least="0.423cm" fo:text-indent="0cm" style:auto-text-indent="fals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3cm" loext:contextual-spacing="false"/>
      <style:text-properties fo:font-size="14pt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default-outline-level="3" style:class="text" style:master-page-name="">
      <style:paragraph-properties fo:margin-top="0.3cm" fo:margin-bottom="0.3cm" loext:contextual-spacing="false" style:page-number="auto">
        <style:tab-stops/>
      </style:paragraph-properties>
      <style:text-properties style:font-name="Arial3" fo:font-family="Arial" style:font-style-name="Negrito" style:font-family-generic="swiss" style:font-pitch="variable" fo:font-size="12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.14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99cm" fo:margin-left="0cm" fo:margin-right="0cm" fo:margin-bottom="0.499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.034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9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>
      <style:header>
        <text:p text:style-name="MP1"><text:page-number text:select-page="current">26</text:page-number></text:p>
      </style:header>
    </style:master-page>
    <style:master-page style:name="Right_20_Page" style:display-name="Right Page" style:page-layout-name="Mpm3" style:next-style-name="Left_20_Page">
      <style:header>
        <text:p text:style-name="MP1"><text:page-number text:select-page="current">25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16T09:58:33.577000000</meta:creation-date>
    <meta:generator>LibreOffice/6.4.5.2$Linux_X86_64 LibreOffice_project/40$Build-2</meta:generator>
    <dc:date>2020-09-15T18:16:13.148931814</dc:date>
    <meta:editing-duration>PT3H47M31S</meta:editing-duration>
    <meta:editing-cycles>41</meta:editing-cycles>
    <dc:creator>Ubiratan Nascimento</dc:creator>
    <meta:document-statistic meta:table-count="0" meta:image-count="0" meta:object-count="0" meta:page-count="16" meta:paragraph-count="151" meta:word-count="3462" meta:character-count="22569" meta:non-whitespace-character-count="19177"/>
    <meta:user-defined meta:name="ZOTERO_PREF_1">&lt;data data-version="3" zotero-version="5.0.60"&gt;&lt;session id="91BMDC8g"/&gt;&lt;style id="http://www.zotero.org/styles/associacao-brasileira-de-normas-tecnicas" hasBibliography="1" bibliographyStyleHasBeenSet="1"/&gt;&lt;prefs&gt;&lt;pref name="fieldType" value="ReferenceMar</meta:user-defined>
    <meta:user-defined meta:name="ZOTERO_PREF_2">k"/&gt;&lt;pref name="automaticJournalAbbreviations" value="true"/&gt;&lt;/prefs&gt;&lt;/data&gt;</meta:user-defined>
  </office:meta>
</office:document-meta>
</file>